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o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kp</text:p>
          </table:table-cell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2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1362" calcext:value-type="float">
            <text:p>166.1362</text:p>
          </table:table-cell>
          <table:table-cell office:value-type="float" office:value="1875038813" calcext:value-type="float">
            <text:p>187503881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86150.9" calcext:value-type="float">
            <text:p>11286150.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14" calcext:value-type="float">
            <text:p>6.3614</text:p>
          </table:table-cell>
          <table:table-cell office:value-type="float" office:value="56.9428" calcext:value-type="float">
            <text:p>56.9428</text:p>
          </table:table-cell>
          <table:table-cell office:value-type="float" office:value="0.7376" calcext:value-type="float">
            <text:p>0.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743" calcext:value-type="float">
            <text:p>99.8743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3.9597" calcext:value-type="float">
            <text:p>43.9597</text:p>
          </table:table-cell>
          <table:table-cell office:value-type="float" office:value="13.3747" calcext:value-type="float">
            <text:p>13.3747</text:p>
          </table:table-cell>
          <table:table-cell office:value-type="float" office:value="0" calcext:value-type="float">
            <text:p>0</text:p>
          </table:table-cell>
          <table:table-cell office:value-type="float" office:value="4.1083" calcext:value-type="float">
            <text:p>4.1083</text:p>
          </table:table-cell>
          <table:table-cell office:value-type="float" office:value="0.6882" calcext:value-type="float">
            <text:p>0.6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406" calcext:value-type="float">
            <text:p>166.1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3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3676" calcext:value-type="float">
            <text:p>166.3676</text:p>
          </table:table-cell>
          <table:table-cell office:value-type="float" office:value="1875038732" calcext:value-type="float">
            <text:p>18750387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70455.82" calcext:value-type="float">
            <text:p>11270455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758" calcext:value-type="float">
            <text:p>6.3758</text:p>
          </table:table-cell>
          <table:table-cell office:value-type="float" office:value="56.9365" calcext:value-type="float">
            <text:p>56.9365</text:p>
          </table:table-cell>
          <table:table-cell office:value-type="float" office:value="0.7426" calcext:value-type="float">
            <text:p>0.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254" calcext:value-type="float">
            <text:p>99.8254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43.8625" calcext:value-type="float">
            <text:p>43.8625</text:p>
          </table:table-cell>
          <table:table-cell office:value-type="float" office:value="12.237" calcext:value-type="float">
            <text:p>12.237</text:p>
          </table:table-cell>
          <table:table-cell office:value-type="float" office:value="0" calcext:value-type="float">
            <text:p>0</text:p>
          </table:table-cell>
          <table:table-cell office:value-type="float" office:value="5.4096" calcext:value-type="float">
            <text:p>5.4096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372" calcext:value-type="float">
            <text:p>166.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4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4269" calcext:value-type="float">
            <text:p>166.4269</text:p>
          </table:table-cell>
          <table:table-cell office:value-type="float" office:value="1875038771" calcext:value-type="float">
            <text:p>18750387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6439.54" calcext:value-type="float">
            <text:p>11266439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872" calcext:value-type="float">
            <text:p>6.4872</text:p>
          </table:table-cell>
          <table:table-cell office:value-type="float" office:value="57.261" calcext:value-type="float">
            <text:p>57.261</text:p>
          </table:table-cell>
          <table:table-cell office:value-type="float" office:value="0.6972" calcext:value-type="float">
            <text:p>0.6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559" calcext:value-type="float">
            <text:p>100.755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43.8933" calcext:value-type="float">
            <text:p>43.8933</text:p>
          </table:table-cell>
          <table:table-cell office:value-type="float" office:value="12.5861" calcext:value-type="float">
            <text:p>12.5861</text:p>
          </table:table-cell>
          <table:table-cell office:value-type="float" office:value="0" calcext:value-type="float">
            <text:p>0</text:p>
          </table:table-cell>
          <table:table-cell office:value-type="float" office:value="4.1268" calcext:value-type="float">
            <text:p>4.1268</text:p>
          </table:table-cell>
          <table:table-cell office:value-type="float" office:value="0.7083" calcext:value-type="float">
            <text:p>0.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313" calcext:value-type="float">
            <text:p>166.43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5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5214" calcext:value-type="float">
            <text:p>166.5214</text:p>
          </table:table-cell>
          <table:table-cell office:value-type="float" office:value="1875038960" calcext:value-type="float">
            <text:p>187503896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60046.3" calcext:value-type="float">
            <text:p>11260046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87" calcext:value-type="float">
            <text:p>6.4787</text:p>
          </table:table-cell>
          <table:table-cell office:value-type="float" office:value="57.1935" calcext:value-type="float">
            <text:p>57.1935</text:p>
          </table:table-cell>
          <table:table-cell office:value-type="float" office:value="0.6973" calcext:value-type="float">
            <text:p>0.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272" calcext:value-type="float">
            <text:p>100.7272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3.7475" calcext:value-type="float">
            <text:p>43.7475</text:p>
          </table:table-cell>
          <table:table-cell office:value-type="float" office:value="13.8564" calcext:value-type="float">
            <text:p>13.8564</text:p>
          </table:table-cell>
          <table:table-cell office:value-type="float" office:value="0" calcext:value-type="float">
            <text:p>0</text:p>
          </table:table-cell>
          <table:table-cell office:value-type="float" office:value="3.4531" calcext:value-type="float">
            <text:p>3.4531</text:p>
          </table:table-cell>
          <table:table-cell office:value-type="float" office:value="0.7048" calcext:value-type="float">
            <text:p>0.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5258" calcext:value-type="float">
            <text:p>166.5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836" calcext:value-type="float">
            <text:p>166.836</text:p>
          </table:table-cell>
          <table:table-cell office:value-type="float" office:value="1875038755" calcext:value-type="float">
            <text:p>18750387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38812" calcext:value-type="float">
            <text:p>112388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41" calcext:value-type="float">
            <text:p>6.3341</text:p>
          </table:table-cell>
          <table:table-cell office:value-type="float" office:value="56.6927" calcext:value-type="float">
            <text:p>56.6927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44" calcext:value-type="float">
            <text:p>99.34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" calcext:value-type="float">
            <text:p>0</text:p>
          </table:table-cell>
          <table:table-cell office:value-type="float" office:value="44.1486" calcext:value-type="float">
            <text:p>44.1486</text:p>
          </table:table-cell>
          <table:table-cell office:value-type="float" office:value="13.2309" calcext:value-type="float">
            <text:p>13.2309</text:p>
          </table:table-cell>
          <table:table-cell office:value-type="float" office:value="0" calcext:value-type="float">
            <text:p>0</text:p>
          </table:table-cell>
          <table:table-cell office:value-type="float" office:value="5.5394" calcext:value-type="float">
            <text:p>5.5394</text:p>
          </table:table-cell>
          <table:table-cell office:value-type="float" office:value="0.6819" calcext:value-type="float">
            <text:p>0.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8405" calcext:value-type="float">
            <text:p>166.84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0716" calcext:value-type="float">
            <text:p>167.0716</text:p>
          </table:table-cell>
          <table:table-cell office:value-type="float" office:value="1875038728" calcext:value-type="float">
            <text:p>18750387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22962.24" calcext:value-type="float">
            <text:p>11222962.2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5029" calcext:value-type="float">
            <text:p>6.5029</text:p>
          </table:table-cell>
          <table:table-cell office:value-type="float" office:value="57.2939" calcext:value-type="float">
            <text:p>57.2939</text:p>
          </table:table-cell>
          <table:table-cell office:value-type="float" office:value="0.6968" calcext:value-type="float">
            <text:p>0.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324" calcext:value-type="float">
            <text:p>100.732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" calcext:value-type="float">
            <text:p>0</text:p>
          </table:table-cell>
          <table:table-cell office:value-type="float" office:value="43.9466" calcext:value-type="float">
            <text:p>43.9466</text:p>
          </table:table-cell>
          <table:table-cell office:value-type="float" office:value="11.8978" calcext:value-type="float">
            <text:p>11.8978</text:p>
          </table:table-cell>
          <table:table-cell office:value-type="float" office:value="0" calcext:value-type="float">
            <text:p>0</text:p>
          </table:table-cell>
          <table:table-cell office:value-type="float" office:value="5.4121" calcext:value-type="float">
            <text:p>5.4121</text:p>
          </table:table-cell>
          <table:table-cell office:value-type="float" office:value="0.7035" calcext:value-type="float">
            <text:p>0.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0761" calcext:value-type="float">
            <text:p>167.07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8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3808" calcext:value-type="float">
            <text:p>167.3808</text:p>
          </table:table-cell>
          <table:table-cell office:value-type="float" office:value="1875039261" calcext:value-type="float">
            <text:p>1875039261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02230.84" calcext:value-type="float">
            <text:p>11202230.8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801" calcext:value-type="float">
            <text:p>6.3801</text:p>
          </table:table-cell>
          <table:table-cell office:value-type="float" office:value="56.9087" calcext:value-type="float">
            <text:p>56.9087</text:p>
          </table:table-cell>
          <table:table-cell office:value-type="float" office:value="0.7368" calcext:value-type="float">
            <text:p>0.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0063" calcext:value-type="float">
            <text:p>100.0063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4.329" calcext:value-type="float">
            <text:p>44.329</text:p>
          </table:table-cell>
          <table:table-cell office:value-type="float" office:value="15.294" calcext:value-type="float">
            <text:p>15.2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4712" calcext:value-type="float">
            <text:p>3.4712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3853" calcext:value-type="float">
            <text:p>167.3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9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4349" calcext:value-type="float">
            <text:p>167.4349</text:p>
          </table:table-cell>
          <table:table-cell office:value-type="float" office:value="1875038947" calcext:value-type="float">
            <text:p>187503894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98614.16" calcext:value-type="float">
            <text:p>11198614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51" calcext:value-type="float">
            <text:p>6.3351</text:p>
          </table:table-cell>
          <table:table-cell office:value-type="float" office:value="56.6493" calcext:value-type="float">
            <text:p>56.6493</text:p>
          </table:table-cell>
          <table:table-cell office:value-type="float" office:value="0.7766" calcext:value-type="float">
            <text:p>0.7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098" calcext:value-type="float">
            <text:p>99.30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44.6328" calcext:value-type="float">
            <text:p>44.6328</text:p>
          </table:table-cell>
          <table:table-cell office:value-type="float" office:value="15.1646" calcext:value-type="float">
            <text:p>15.16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1332" calcext:value-type="float">
            <text:p>4.1332</text:p>
          </table:table-cell>
          <table:table-cell office:value-type="float" office:value="0.6842" calcext:value-type="float">
            <text:p>0.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4393" calcext:value-type="float">
            <text:p>167.43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10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7.7185" calcext:value-type="float">
            <text:p>167.7185</text:p>
          </table:table-cell>
          <table:table-cell office:value-type="float" office:value="1875038834" calcext:value-type="float">
            <text:p>187503883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79675.7" calcext:value-type="float">
            <text:p>11179675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86" calcext:value-type="float">
            <text:p>7.0286</text:p>
          </table:table-cell>
          <table:table-cell office:value-type="float" office:value="57.7858" calcext:value-type="float">
            <text:p>57.7858</text:p>
          </table:table-cell>
          <table:table-cell office:value-type="float" office:value="0.6378" calcext:value-type="float">
            <text:p>0.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2538" calcext:value-type="float">
            <text:p>102.2538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3.7432" calcext:value-type="float">
            <text:p>43.7432</text:p>
          </table:table-cell>
          <table:table-cell office:value-type="float" office:value="13.3571" calcext:value-type="float">
            <text:p>13.3571</text:p>
          </table:table-cell>
          <table:table-cell office:value-type="float" office:value="0" calcext:value-type="float">
            <text:p>0</text:p>
          </table:table-cell>
          <table:table-cell office:value-type="float" office:value="3.4679" calcext:value-type="float">
            <text:p>3.4679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723" calcext:value-type="float">
            <text:p>167.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1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5157" calcext:value-type="float">
            <text:p>168.5157</text:p>
          </table:table-cell>
          <table:table-cell office:value-type="float" office:value="1875040196" calcext:value-type="float">
            <text:p>1875040196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26788.17" calcext:value-type="float">
            <text:p>11126788.1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34" calcext:value-type="float">
            <text:p>6.4734</text:p>
          </table:table-cell>
          <table:table-cell office:value-type="float" office:value="57.2324" calcext:value-type="float">
            <text:p>57.2324</text:p>
          </table:table-cell>
          <table:table-cell office:value-type="float" office:value="0.6742" calcext:value-type="float">
            <text:p>0.6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671" calcext:value-type="float">
            <text:p>100.767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4.5999" calcext:value-type="float">
            <text:p>44.5999</text:p>
          </table:table-cell>
          <table:table-cell office:value-type="float" office:value="15.6382" calcext:value-type="float">
            <text:p>15.6382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0863" calcext:value-type="float">
            <text:p>3.0863</text:p>
          </table:table-cell>
          <table:table-cell office:value-type="float" office:value="0.6721" calcext:value-type="float">
            <text:p>0.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5202" calcext:value-type="float">
            <text:p>168.5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5888" calcext:value-type="float">
            <text:p>168.5888</text:p>
          </table:table-cell>
          <table:table-cell office:value-type="float" office:value="1875038808" calcext:value-type="float">
            <text:p>187503880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21964.79" calcext:value-type="float">
            <text:p>11121964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4" calcext:value-type="float">
            <text:p>6.304</text:p>
          </table:table-cell>
          <table:table-cell office:value-type="float" office:value="56.5306" calcext:value-type="float">
            <text:p>56.5306</text:p>
          </table:table-cell>
          <table:table-cell office:value-type="float" office:value="0.8073" calcext:value-type="float">
            <text:p>0.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744" calcext:value-type="float">
            <text:p>99.1744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44.991" calcext:value-type="float">
            <text:p>44.991</text:p>
          </table:table-cell>
          <table:table-cell office:value-type="float" office:value="15.0843" calcext:value-type="float">
            <text:p>15.0843</text:p>
          </table:table-cell>
          <table:table-cell office:value-type="float" office:value="0" calcext:value-type="float">
            <text:p>0</text:p>
          </table:table-cell>
          <table:table-cell office:value-type="float" office:value="5.4333" calcext:value-type="float">
            <text:p>5.433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5933" calcext:value-type="float">
            <text:p>168.59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1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6088" calcext:value-type="float">
            <text:p>168.6088</text:p>
          </table:table-cell>
          <table:table-cell office:value-type="float" office:value="1875038741" calcext:value-type="float">
            <text:p>18750387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20642.95" calcext:value-type="float">
            <text:p>11120642.9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" calcext:value-type="float">
            <text:p>7.02</text:p>
          </table:table-cell>
          <table:table-cell office:value-type="float" office:value="57.7929" calcext:value-type="float">
            <text:p>57.7929</text:p>
          </table:table-cell>
          <table:table-cell office:value-type="float" office:value="0.6386" calcext:value-type="float">
            <text:p>0.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509" calcext:value-type="float">
            <text:p>102.1509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4.6459" calcext:value-type="float">
            <text:p>44.6459</text:p>
          </table:table-cell>
          <table:table-cell office:value-type="float" office:value="12.6164" calcext:value-type="float">
            <text:p>12.6164</text:p>
          </table:table-cell>
          <table:table-cell office:value-type="float" office:value="0" calcext:value-type="float">
            <text:p>0</text:p>
          </table:table-cell>
          <table:table-cell office:value-type="float" office:value="4.104" calcext:value-type="float">
            <text:p>4.104</text:p>
          </table:table-cell>
          <table:table-cell office:value-type="float" office:value="0.6918" calcext:value-type="float">
            <text:p>0.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6133" calcext:value-type="float">
            <text:p>168.6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4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8732" calcext:value-type="float">
            <text:p>168.8732</text:p>
          </table:table-cell>
          <table:table-cell office:value-type="float" office:value="1875039429" calcext:value-type="float">
            <text:p>1875039429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03231.74" calcext:value-type="float">
            <text:p>11103231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099" calcext:value-type="float">
            <text:p>7.0099</text:p>
          </table:table-cell>
          <table:table-cell office:value-type="float" office:value="57.7829" calcext:value-type="float">
            <text:p>57.7829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2004" calcext:value-type="float">
            <text:p>102.200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4.2967" calcext:value-type="float">
            <text:p>44.2967</text:p>
          </table:table-cell>
          <table:table-cell office:value-type="float" office:value="14.6064" calcext:value-type="float">
            <text:p>14.60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0798" calcext:value-type="float">
            <text:p>3.0798</text:p>
          </table:table-cell>
          <table:table-cell office:value-type="float" office:value="0.6858" calcext:value-type="float">
            <text:p>0.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8777" calcext:value-type="float">
            <text:p>168.8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5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0776" calcext:value-type="float">
            <text:p>169.0776</text:p>
          </table:table-cell>
          <table:table-cell office:value-type="float" office:value="1875038724" calcext:value-type="float">
            <text:p>1875038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89813.37" calcext:value-type="float">
            <text:p>11089813.3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329" calcext:value-type="float">
            <text:p>7.0329</text:p>
          </table:table-cell>
          <table:table-cell office:value-type="float" office:value="57.9564" calcext:value-type="float">
            <text:p>57.9564</text:p>
          </table:table-cell>
          <table:table-cell office:value-type="float" office:value="0.6415" calcext:value-type="float">
            <text:p>0.6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4872" calcext:value-type="float">
            <text:p>102.487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3.9716" calcext:value-type="float">
            <text:p>43.9716</text:p>
          </table:table-cell>
          <table:table-cell office:value-type="float" office:value="12.192" calcext:value-type="float">
            <text:p>12.192</text:p>
          </table:table-cell>
          <table:table-cell office:value-type="float" office:value="0" calcext:value-type="float">
            <text:p>0</text:p>
          </table:table-cell>
          <table:table-cell office:value-type="float" office:value="5.3745" calcext:value-type="float">
            <text:p>5.3745</text:p>
          </table:table-cell>
          <table:table-cell office:value-type="float" office:value="0.7032" calcext:value-type="float">
            <text:p>0.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0821" calcext:value-type="float">
            <text:p>169.0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5612" calcext:value-type="float">
            <text:p>169.5612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58182.12" calcext:value-type="float">
            <text:p>11058182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68" calcext:value-type="float">
            <text:p>6.3668</text:p>
          </table:table-cell>
          <table:table-cell office:value-type="float" office:value="57.0221" calcext:value-type="float">
            <text:p>57.0221</text:p>
          </table:table-cell>
          <table:table-cell office:value-type="float" office:value="0.7413" calcext:value-type="float">
            <text:p>0.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231" calcext:value-type="float">
            <text:p>99.9231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44.6029" calcext:value-type="float">
            <text:p>44.6029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0" calcext:value-type="float">
            <text:p>0</text:p>
          </table:table-cell>
          <table:table-cell office:value-type="float" office:value="8.1773" calcext:value-type="float">
            <text:p>8.1773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5657" calcext:value-type="float">
            <text:p>169.5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7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6301" calcext:value-type="float">
            <text:p>169.6301</text:p>
          </table:table-cell>
          <table:table-cell office:value-type="float" office:value="1875038723" calcext:value-type="float">
            <text:p>18750387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53692.75" calcext:value-type="float">
            <text:p>11053692.7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76" calcext:value-type="float">
            <text:p>6.2976</text:p>
          </table:table-cell>
          <table:table-cell office:value-type="float" office:value="58.0695" calcext:value-type="float">
            <text:p>58.0695</text:p>
          </table:table-cell>
          <table:table-cell office:value-type="float" office:value="0.7839" calcext:value-type="float">
            <text:p>0.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965" calcext:value-type="float">
            <text:p>101.965</text:p>
          </table:table-cell>
          <table:table-cell office:value-type="float" office:value="0.2129" calcext:value-type="float">
            <text:p>0.2129</text:p>
          </table:table-cell>
          <table:table-cell office:value-type="float" office:value="0" calcext:value-type="float">
            <text:p>0</text:p>
          </table:table-cell>
          <table:table-cell office:value-type="float" office:value="45.1425" calcext:value-type="float">
            <text:p>45.1425</text:p>
          </table:table-cell>
          <table:table-cell office:value-type="float" office:value="11.9975" calcext:value-type="float">
            <text:p>11.9975</text:p>
          </table:table-cell>
          <table:table-cell office:value-type="float" office:value="0" calcext:value-type="float">
            <text:p>0</text:p>
          </table:table-cell>
          <table:table-cell office:value-type="float" office:value="8.2035" calcext:value-type="float">
            <text:p>8.2035</text:p>
          </table:table-cell>
          <table:table-cell office:value-type="float" office:value="0.7047" calcext:value-type="float">
            <text:p>0.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6346" calcext:value-type="float">
            <text:p>169.63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18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.7063" calcext:value-type="float">
            <text:p>169.7063</text:p>
          </table:table-cell>
          <table:table-cell office:value-type="float" office:value="1875040085" calcext:value-type="float">
            <text:p>1875040085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48726.59" calcext:value-type="float">
            <text:p>11048726.5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5" calcext:value-type="float">
            <text:p>6.335</text:p>
          </table:table-cell>
          <table:table-cell office:value-type="float" office:value="56.6174" calcext:value-type="float">
            <text:p>56.6174</text:p>
          </table:table-cell>
          <table:table-cell office:value-type="float" office:value="0.7658" calcext:value-type="float">
            <text:p>0.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406" calcext:value-type="float">
            <text:p>99.3406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45.2926" calcext:value-type="float">
            <text:p>45.2926</text:p>
          </table:table-cell>
          <table:table-cell office:value-type="float" office:value="17.8065" calcext:value-type="float">
            <text:p>17.80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.4951" calcext:value-type="float">
            <text:p>3.4951</text:p>
          </table:table-cell>
          <table:table-cell office:value-type="float" office:value="0.6838" calcext:value-type="float">
            <text:p>0.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7108" calcext:value-type="float">
            <text:p>169.71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19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1319" calcext:value-type="float">
            <text:p>170.1319</text:p>
          </table:table-cell>
          <table:table-cell office:value-type="float" office:value="1875041990" calcext:value-type="float">
            <text:p>1875041990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21085.67" calcext:value-type="float">
            <text:p>11021085.6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961" calcext:value-type="float">
            <text:p>6.3961</text:p>
          </table:table-cell>
          <table:table-cell office:value-type="float" office:value="56.8981" calcext:value-type="float">
            <text:p>56.8981</text:p>
          </table:table-cell>
          <table:table-cell office:value-type="float" office:value="0.7124" calcext:value-type="float">
            <text:p>0.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944" calcext:value-type="float">
            <text:p>99.794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5.3603" calcext:value-type="float">
            <text:p>45.3603</text:p>
          </table:table-cell>
          <table:table-cell office:value-type="float" office:value="17.6948" calcext:value-type="float">
            <text:p>17.6948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1084" calcext:value-type="float">
            <text:p>3.1084</text:p>
          </table:table-cell>
          <table:table-cell office:value-type="float" office:value="0.6726" calcext:value-type="float">
            <text:p>0.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1365" calcext:value-type="float">
            <text:p>170.13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20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1877" calcext:value-type="float">
            <text:p>170.1877</text:p>
          </table:table-cell>
          <table:table-cell office:value-type="float" office:value="1875039187" calcext:value-type="float">
            <text:p>1875039187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17477.72" calcext:value-type="float">
            <text:p>11017477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35" calcext:value-type="float">
            <text:p>6.3235</text:p>
          </table:table-cell>
          <table:table-cell office:value-type="float" office:value="56.3935" calcext:value-type="float">
            <text:p>56.3935</text:p>
          </table:table-cell>
          <table:table-cell office:value-type="float" office:value="0.7953" calcext:value-type="float">
            <text:p>0.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89" calcext:value-type="float">
            <text:p>98.789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5.5972" calcext:value-type="float">
            <text:p>45.5972</text:p>
          </table:table-cell>
          <table:table-cell office:value-type="float" office:value="17.9247" calcext:value-type="float">
            <text:p>17.92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6913" calcext:value-type="float">
            <text:p>0.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1922" calcext:value-type="float">
            <text:p>170.1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1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2038" calcext:value-type="float">
            <text:p>170.2038</text:p>
          </table:table-cell>
          <table:table-cell office:value-type="float" office:value="1875038728" calcext:value-type="float">
            <text:p>18750387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016435.74" calcext:value-type="float">
            <text:p>11016435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9" calcext:value-type="float">
            <text:p>6.339</text:p>
          </table:table-cell>
          <table:table-cell office:value-type="float" office:value="57.8145" calcext:value-type="float">
            <text:p>57.8145</text:p>
          </table:table-cell>
          <table:table-cell office:value-type="float" office:value="0.8126" calcext:value-type="float">
            <text:p>0.8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93" calcext:value-type="float">
            <text:p>101.289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" calcext:value-type="float">
            <text:p>0</text:p>
          </table:table-cell>
          <table:table-cell office:value-type="float" office:value="45.4539" calcext:value-type="float">
            <text:p>45.4539</text:p>
          </table:table-cell>
          <table:table-cell office:value-type="float" office:value="13.0578" calcext:value-type="float">
            <text:p>13.0578</text:p>
          </table:table-cell>
          <table:table-cell office:value-type="float" office:value="0" calcext:value-type="float">
            <text:p>0</text:p>
          </table:table-cell>
          <table:table-cell office:value-type="float" office:value="8.2623" calcext:value-type="float">
            <text:p>8.2623</text:p>
          </table:table-cell>
          <table:table-cell office:value-type="float" office:value="0.7052" calcext:value-type="float">
            <text:p>0.7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2083" calcext:value-type="float">
            <text:p>170.2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2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0.5252" calcext:value-type="float">
            <text:p>170.5252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95672.34" calcext:value-type="float">
            <text:p>10995672.3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5004" calcext:value-type="float">
            <text:p>6.5004</text:p>
          </table:table-cell>
          <table:table-cell office:value-type="float" office:value="57.3241" calcext:value-type="float">
            <text:p>57.3241</text:p>
          </table:table-cell>
          <table:table-cell office:value-type="float" office:value="0.7019" calcext:value-type="float">
            <text:p>0.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6594" calcext:value-type="float">
            <text:p>100.6594</text:p>
          </table:table-cell>
          <table:table-cell office:value-type="float" office:value="0.2138" calcext:value-type="float">
            <text:p>0.2138</text:p>
          </table:table-cell>
          <table:table-cell office:value-type="float" office:value="0" calcext:value-type="float">
            <text:p>0</text:p>
          </table:table-cell>
          <table:table-cell office:value-type="float" office:value="44.6684" calcext:value-type="float">
            <text:p>44.6684</text:p>
          </table:table-cell>
          <table:table-cell office:value-type="float" office:value="11.5197" calcext:value-type="float">
            <text:p>11.5197</text:p>
          </table:table-cell>
          <table:table-cell office:value-type="float" office:value="0" calcext:value-type="float">
            <text:p>0</text:p>
          </table:table-cell>
          <table:table-cell office:value-type="float" office:value="8.1516" calcext:value-type="float">
            <text:p>8.1516</text:p>
          </table:table-cell>
          <table:table-cell office:value-type="float" office:value="0.6948" calcext:value-type="float">
            <text:p>0.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5297" calcext:value-type="float">
            <text:p>170.5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2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6973" calcext:value-type="float">
            <text:p>171.6973</text:p>
          </table:table-cell>
          <table:table-cell office:value-type="float" office:value="1875043194" calcext:value-type="float">
            <text:p>1875043194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20608.55" calcext:value-type="float">
            <text:p>10920608.5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53" calcext:value-type="float">
            <text:p>7.0253</text:p>
          </table:table-cell>
          <table:table-cell office:value-type="float" office:value="57.7984" calcext:value-type="float">
            <text:p>57.7984</text:p>
          </table:table-cell>
          <table:table-cell office:value-type="float" office:value="0.5795" calcext:value-type="float">
            <text:p>0.5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3059" calcext:value-type="float">
            <text:p>102.305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2.8582" calcext:value-type="float">
            <text:p>42.8582</text:p>
          </table:table-cell>
          <table:table-cell office:value-type="float" office:value="16.599" calcext:value-type="float">
            <text:p>16.599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8352" calcext:value-type="float">
            <text:p>2.8352</text:p>
          </table:table-cell>
          <table:table-cell office:value-type="float" office:value="0.6829" calcext:value-type="float">
            <text:p>0.6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7018" calcext:value-type="float">
            <text:p>171.7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24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8131" calcext:value-type="float">
            <text:p>171.8131</text:p>
          </table:table-cell>
          <table:table-cell office:value-type="float" office:value="1875038931" calcext:value-type="float">
            <text:p>187503893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13245.97" calcext:value-type="float">
            <text:p>10913245.9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92" calcext:value-type="float">
            <text:p>6.3192</text:p>
          </table:table-cell>
          <table:table-cell office:value-type="float" office:value="56.164" calcext:value-type="float">
            <text:p>56.16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839" calcext:value-type="float">
            <text:p>98.3839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6.3793" calcext:value-type="float">
            <text:p>46.3793</text:p>
          </table:table-cell>
          <table:table-cell office:value-type="float" office:value="18.0367" calcext:value-type="float">
            <text:p>18.0367</text:p>
          </table:table-cell>
          <table:table-cell office:value-type="float" office:value="0" calcext:value-type="float">
            <text:p>0</text:p>
          </table:table-cell>
          <table:table-cell office:value-type="float" office:value="5.4204" calcext:value-type="float">
            <text:p>5.4204</text:p>
          </table:table-cell>
          <table:table-cell office:value-type="float" office:value="0.6954" calcext:value-type="float">
            <text:p>0.6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8177" calcext:value-type="float">
            <text:p>171.8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1.9168" calcext:value-type="float">
            <text:p>171.9168</text:p>
          </table:table-cell>
          <table:table-cell office:value-type="float" office:value="1875038763" calcext:value-type="float">
            <text:p>18750387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906663.87" calcext:value-type="float">
            <text:p>10906663.8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52" calcext:value-type="float">
            <text:p>6.3152</text:p>
          </table:table-cell>
          <table:table-cell office:value-type="float" office:value="56.2851" calcext:value-type="float">
            <text:p>56.2851</text:p>
          </table:table-cell>
          <table:table-cell office:value-type="float" office:value="0.8245" calcext:value-type="float">
            <text:p>0.8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365" calcext:value-type="float">
            <text:p>98.436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" calcext:value-type="float">
            <text:p>0</text:p>
          </table:table-cell>
          <table:table-cell office:value-type="float" office:value="46.0832" calcext:value-type="float">
            <text:p>46.0832</text:p>
          </table:table-cell>
          <table:table-cell office:value-type="float" office:value="15.0503" calcext:value-type="float">
            <text:p>15.0503</text:p>
          </table:table-cell>
          <table:table-cell office:value-type="float" office:value="0" calcext:value-type="float">
            <text:p>0</text:p>
          </table:table-cell>
          <table:table-cell office:value-type="float" office:value="8.2666" calcext:value-type="float">
            <text:p>8.2666</text:p>
          </table:table-cell>
          <table:table-cell office:value-type="float" office:value="0.6993" calcext:value-type="float">
            <text:p>0.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9214" calcext:value-type="float">
            <text:p>171.9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26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3066" calcext:value-type="float">
            <text:p>172.3066</text:p>
          </table:table-cell>
          <table:table-cell office:value-type="float" office:value="1875046273" calcext:value-type="float">
            <text:p>1875046273</text:p>
          </table:table-cell>
          <table:table-cell office:value-type="float" office:value="0" calcext:value-type="float">
            <text:p>0</text:p>
          </table:table-cell>
          <table:table-cell office:value-type="float" office:value="7554" calcext:value-type="float">
            <text:p>75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81988.79" calcext:value-type="float">
            <text:p>10881988.7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44" calcext:value-type="float">
            <text:p>6.3444</text:p>
          </table:table-cell>
          <table:table-cell office:value-type="float" office:value="56.5759" calcext:value-type="float">
            <text:p>56.5759</text:p>
          </table:table-cell>
          <table:table-cell office:value-type="float" office:value="0.7406" calcext:value-type="float">
            <text:p>0.7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74" calcext:value-type="float">
            <text:p>99.27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5.9302" calcext:value-type="float">
            <text:p>45.9302</text:p>
          </table:table-cell>
          <table:table-cell office:value-type="float" office:value="20.503" calcext:value-type="float">
            <text:p>20.5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3.1206" calcext:value-type="float">
            <text:p>3.1206</text:p>
          </table:table-cell>
          <table:table-cell office:value-type="float" office:value="0.6755" calcext:value-type="float">
            <text:p>0.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112" calcext:value-type="float">
            <text:p>172.3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2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3461" calcext:value-type="float">
            <text:p>172.3461</text:p>
          </table:table-cell>
          <table:table-cell office:value-type="float" office:value="1875048021" calcext:value-type="float">
            <text:p>1875048021</text:p>
          </table:table-cell>
          <table:table-cell office:value-type="float" office:value="0" calcext:value-type="float">
            <text:p>0</text:p>
          </table:table-cell>
          <table:table-cell office:value-type="float" office:value="9302" calcext:value-type="float">
            <text:p>93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143" calcext:value-type="float">
            <text:p>414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79493.81" calcext:value-type="float">
            <text:p>10879493.8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681" calcext:value-type="float">
            <text:p>6.4681</text:p>
          </table:table-cell>
          <table:table-cell office:value-type="float" office:value="58.6564" calcext:value-type="float">
            <text:p>58.6564</text:p>
          </table:table-cell>
          <table:table-cell office:value-type="float" office:value="0.6264" calcext:value-type="float">
            <text:p>0.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4791" calcext:value-type="float">
            <text:p>103.479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5423" calcext:value-type="float">
            <text:p>46.5423</text:p>
          </table:table-cell>
          <table:table-cell office:value-type="float" office:value="18.0925" calcext:value-type="float">
            <text:p>18.09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.8386" calcext:value-type="float">
            <text:p>2.8386</text:p>
          </table:table-cell>
          <table:table-cell office:value-type="float" office:value="0.678" calcext:value-type="float">
            <text:p>0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507" calcext:value-type="float">
            <text:p>172.3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2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491" calcext:value-type="float">
            <text:p>172.491</text:p>
          </table:table-cell>
          <table:table-cell office:value-type="float" office:value="1875041348" calcext:value-type="float">
            <text:p>1875041348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70357.08" calcext:value-type="float">
            <text:p>10870357.0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99" calcext:value-type="float">
            <text:p>6.3299</text:p>
          </table:table-cell>
          <table:table-cell office:value-type="float" office:value="56.3265" calcext:value-type="float">
            <text:p>56.3265</text:p>
          </table:table-cell>
          <table:table-cell office:value-type="float" office:value="0.7896" calcext:value-type="float">
            <text:p>0.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83" calcext:value-type="float">
            <text:p>98.68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0418" calcext:value-type="float">
            <text:p>46.0418</text:p>
          </table:table-cell>
          <table:table-cell office:value-type="float" office:value="20.8067" calcext:value-type="float">
            <text:p>20.80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496" calcext:value-type="float">
            <text:p>3.496</text:p>
          </table:table-cell>
          <table:table-cell office:value-type="float" office:value="0.6782" calcext:value-type="float">
            <text:p>0.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4956" calcext:value-type="float">
            <text:p>172.4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29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2.7141" calcext:value-type="float">
            <text:p>172.714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56315.13" calcext:value-type="float">
            <text:p>10856315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286" calcext:value-type="float">
            <text:p>7.0286</text:p>
          </table:table-cell>
          <table:table-cell office:value-type="float" office:value="57.9079" calcext:value-type="float">
            <text:p>57.9079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853" calcext:value-type="float">
            <text:p>102.185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45.0266" calcext:value-type="float">
            <text:p>45.0266</text:p>
          </table:table-cell>
          <table:table-cell office:value-type="float" office:value="11.9524" calcext:value-type="float">
            <text:p>11.9524</text:p>
          </table:table-cell>
          <table:table-cell office:value-type="float" office:value="0" calcext:value-type="float">
            <text:p>0</text:p>
          </table:table-cell>
          <table:table-cell office:value-type="float" office:value="8.0882" calcext:value-type="float">
            <text:p>8.0882</text:p>
          </table:table-cell>
          <table:table-cell office:value-type="float" office:value="0.7045" calcext:value-type="float">
            <text:p>0.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7187" calcext:value-type="float">
            <text:p>172.7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0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338" calcext:value-type="float">
            <text:p>173.338</text:p>
          </table:table-cell>
          <table:table-cell office:value-type="float" office:value="1875058482" calcext:value-type="float">
            <text:p>1875058482</text:p>
          </table:table-cell>
          <table:table-cell office:value-type="float" office:value="0" calcext:value-type="float">
            <text:p>0</text:p>
          </table:table-cell>
          <table:table-cell office:value-type="float" office:value="19763" calcext:value-type="float">
            <text:p>197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955" calcext:value-type="float">
            <text:p>595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17242.83" calcext:value-type="float">
            <text:p>10817242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83" calcext:value-type="float">
            <text:p>6.383</text:p>
          </table:table-cell>
          <table:table-cell office:value-type="float" office:value="56.9013" calcext:value-type="float">
            <text:p>56.9013</text:p>
          </table:table-cell>
          <table:table-cell office:value-type="float" office:value="0.6647" calcext:value-type="float">
            <text:p>0.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993" calcext:value-type="float">
            <text:p>99.899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3.5692" calcext:value-type="float">
            <text:p>43.5692</text:p>
          </table:table-cell>
          <table:table-cell office:value-type="float" office:value="20.4362" calcext:value-type="float">
            <text:p>20.4362</text:p>
          </table:table-cell>
          <table:table-cell office:value-type="float" office:value="0.0015" calcext:value-type="float">
            <text:p>0.0015</text:p>
          </table:table-cell>
          <table:table-cell office:value-type="float" office:value="2.8578" calcext:value-type="float">
            <text:p>2.8578</text:p>
          </table:table-cell>
          <table:table-cell office:value-type="float" office:value="0.6761" calcext:value-type="float">
            <text:p>0.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3425" calcext:value-type="float">
            <text:p>173.3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1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5251" calcext:value-type="float">
            <text:p>173.5251</text:p>
          </table:table-cell>
          <table:table-cell office:value-type="float" office:value="1875040204" calcext:value-type="float">
            <text:p>1875040204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805573.81" calcext:value-type="float">
            <text:p>10805573.8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4" calcext:value-type="float">
            <text:p>6.3024</text:p>
          </table:table-cell>
          <table:table-cell office:value-type="float" office:value="56.1912" calcext:value-type="float">
            <text:p>56.1912</text:p>
          </table:table-cell>
          <table:table-cell office:value-type="float" office:value="0.8133" calcext:value-type="float">
            <text:p>0.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772" calcext:value-type="float">
            <text:p>98.3772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6.709" calcext:value-type="float">
            <text:p>46.709</text:p>
          </table:table-cell>
          <table:table-cell office:value-type="float" office:value="21.3397" calcext:value-type="float">
            <text:p>21.33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0872" calcext:value-type="float">
            <text:p>4.0872</text:p>
          </table:table-cell>
          <table:table-cell office:value-type="float" office:value="0.6879" calcext:value-type="float">
            <text:p>0.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5298" calcext:value-type="float">
            <text:p>173.52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32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3.8066" calcext:value-type="float">
            <text:p>173.8066</text:p>
          </table:table-cell>
          <table:table-cell office:value-type="float" office:value="1875053674" calcext:value-type="float">
            <text:p>1875053674</text:p>
          </table:table-cell>
          <table:table-cell office:value-type="float" office:value="0" calcext:value-type="float">
            <text:p>0</text:p>
          </table:table-cell>
          <table:table-cell office:value-type="float" office:value="14955" calcext:value-type="float">
            <text:p>14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88078.21" calcext:value-type="float">
            <text:p>10788078.2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87" calcext:value-type="float">
            <text:p>6.3187</text:p>
          </table:table-cell>
          <table:table-cell office:value-type="float" office:value="56.3548" calcext:value-type="float">
            <text:p>56.3548</text:p>
          </table:table-cell>
          <table:table-cell office:value-type="float" office:value="0.7698" calcext:value-type="float">
            <text:p>0.7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105" calcext:value-type="float">
            <text:p>98.710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6.2309" calcext:value-type="float">
            <text:p>46.2309</text:p>
          </table:table-cell>
          <table:table-cell office:value-type="float" office:value="23.2042" calcext:value-type="float">
            <text:p>23.2042</text:p>
          </table:table-cell>
          <table:table-cell office:value-type="float" office:value="0.0011" calcext:value-type="float">
            <text:p>0.0011</text:p>
          </table:table-cell>
          <table:table-cell office:value-type="float" office:value="3.1034" calcext:value-type="float">
            <text:p>3.1034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8112" calcext:value-type="float">
            <text:p>173.8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3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5728" calcext:value-type="float">
            <text:p>174.5728</text:p>
          </table:table-cell>
          <table:table-cell office:value-type="float" office:value="1875080953" calcext:value-type="float">
            <text:p>1875080953</text:p>
          </table:table-cell>
          <table:table-cell office:value-type="float" office:value="0" calcext:value-type="float">
            <text:p>0</text:p>
          </table:table-cell>
          <table:table-cell office:value-type="float" office:value="42234" calcext:value-type="float">
            <text:p>42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40726.55" calcext:value-type="float">
            <text:p>10740726.5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69" calcext:value-type="float">
            <text:p>6.2969</text:p>
          </table:table-cell>
          <table:table-cell office:value-type="float" office:value="56.6044" calcext:value-type="float">
            <text:p>56.6044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824" calcext:value-type="float">
            <text:p>99.182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7623" calcext:value-type="float">
            <text:p>46.7623</text:p>
          </table:table-cell>
          <table:table-cell office:value-type="float" office:value="22.8578" calcext:value-type="float">
            <text:p>22.8578</text:p>
          </table:table-cell>
          <table:table-cell office:value-type="float" office:value="0.0025" calcext:value-type="float">
            <text:p>0.0025</text:p>
          </table:table-cell>
          <table:table-cell office:value-type="float" office:value="2.8747" calcext:value-type="float">
            <text:p>2.8747</text:p>
          </table:table-cell>
          <table:table-cell office:value-type="float" office:value="0.6858" calcext:value-type="float">
            <text:p>0.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5774" calcext:value-type="float">
            <text:p>174.57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34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7352" calcext:value-type="float">
            <text:p>174.7352</text:p>
          </table:table-cell>
          <table:table-cell office:value-type="float" office:value="1875046349" calcext:value-type="float">
            <text:p>1875046349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30741.11" calcext:value-type="float">
            <text:p>10730741.1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13" calcext:value-type="float">
            <text:p>6.3013</text:p>
          </table:table-cell>
          <table:table-cell office:value-type="float" office:value="56.1654" calcext:value-type="float">
            <text:p>56.1654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373" calcext:value-type="float">
            <text:p>98.437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5127" calcext:value-type="float">
            <text:p>46.5127</text:p>
          </table:table-cell>
          <table:table-cell office:value-type="float" office:value="23.8404" calcext:value-type="float">
            <text:p>23.84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3.4537" calcext:value-type="float">
            <text:p>3.4537</text:p>
          </table:table-cell>
          <table:table-cell office:value-type="float" office:value="0.6761" calcext:value-type="float">
            <text:p>0.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7399" calcext:value-type="float">
            <text:p>174.73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35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0472" calcext:value-type="float">
            <text:p>175.0472</text:p>
          </table:table-cell>
          <table:table-cell office:value-type="float" office:value="1875075955" calcext:value-type="float">
            <text:p>1875075955</text:p>
          </table:table-cell>
          <table:table-cell office:value-type="float" office:value="0" calcext:value-type="float">
            <text:p>0</text:p>
          </table:table-cell>
          <table:table-cell office:value-type="float" office:value="37236" calcext:value-type="float">
            <text:p>372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11618.13" calcext:value-type="float">
            <text:p>10711618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076" calcext:value-type="float">
            <text:p>6.4076</text:p>
          </table:table-cell>
          <table:table-cell office:value-type="float" office:value="56.1255" calcext:value-type="float">
            <text:p>56.1255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685" calcext:value-type="float">
            <text:p>98.268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46.2887" calcext:value-type="float">
            <text:p>46.2887</text:p>
          </table:table-cell>
          <table:table-cell office:value-type="float" office:value="25.2497" calcext:value-type="float">
            <text:p>25.2497</text:p>
          </table:table-cell>
          <table:table-cell office:value-type="float" office:value="0.002" calcext:value-type="float">
            <text:p>0.002</text:p>
          </table:table-cell>
          <table:table-cell office:value-type="float" office:value="3.1109" calcext:value-type="float">
            <text:p>3.1109</text:p>
          </table:table-cell>
          <table:table-cell office:value-type="float" office:value="0.6732" calcext:value-type="float">
            <text:p>0.6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0519" calcext:value-type="float">
            <text:p>175.0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36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1312" calcext:value-type="float">
            <text:p>175.1312</text:p>
          </table:table-cell>
          <table:table-cell office:value-type="float" office:value="1875119733" calcext:value-type="float">
            <text:p>1875119733</text:p>
          </table:table-cell>
          <table:table-cell office:value-type="float" office:value="0" calcext:value-type="float">
            <text:p>0</text:p>
          </table:table-cell>
          <table:table-cell office:value-type="float" office:value="81014" calcext:value-type="float">
            <text:p>810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06482.73" calcext:value-type="float">
            <text:p>10706482.7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87" calcext:value-type="float">
            <text:p>6.2987</text:p>
          </table:table-cell>
          <table:table-cell office:value-type="float" office:value="56.3448" calcext:value-type="float">
            <text:p>56.3448</text:p>
          </table:table-cell>
          <table:table-cell office:value-type="float" office:value="0.7256" calcext:value-type="float">
            <text:p>0.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365" calcext:value-type="float">
            <text:p>98.636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6143" calcext:value-type="float">
            <text:p>46.6143</text:p>
          </table:table-cell>
          <table:table-cell office:value-type="float" office:value="24.4984" calcext:value-type="float">
            <text:p>24.4984</text:p>
          </table:table-cell>
          <table:table-cell office:value-type="float" office:value="0.0045" calcext:value-type="float">
            <text:p>0.0045</text:p>
          </table:table-cell>
          <table:table-cell office:value-type="float" office:value="2.8826" calcext:value-type="float">
            <text:p>2.8826</text:p>
          </table:table-cell>
          <table:table-cell office:value-type="float" office:value="0.6726" calcext:value-type="float">
            <text:p>0.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1358" calcext:value-type="float">
            <text:p>175.1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37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3647" calcext:value-type="float">
            <text:p>175.3647</text:p>
          </table:table-cell>
          <table:table-cell office:value-type="float" office:value="1875039262" calcext:value-type="float">
            <text:p>187503926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92224.43" calcext:value-type="float">
            <text:p>10692224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09" calcext:value-type="float">
            <text:p>6.3209</text:p>
          </table:table-cell>
          <table:table-cell office:value-type="float" office:value="56.0582" calcext:value-type="float">
            <text:p>56.0582</text:p>
          </table:table-cell>
          <table:table-cell office:value-type="float" office:value="0.8334" calcext:value-type="float">
            <text:p>0.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459" calcext:value-type="float">
            <text:p>98.0459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47.4467" calcext:value-type="float">
            <text:p>47.4467</text:p>
          </table:table-cell>
          <table:table-cell office:value-type="float" office:value="21.6402" calcext:value-type="float">
            <text:p>21.64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3711" calcext:value-type="float">
            <text:p>5.3711</text:p>
          </table:table-cell>
          <table:table-cell office:value-type="float" office:value="0.6955" calcext:value-type="float">
            <text:p>0.6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3694" calcext:value-type="float">
            <text:p>175.3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8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3876" calcext:value-type="float">
            <text:p>175.3876</text:p>
          </table:table-cell>
          <table:table-cell office:value-type="float" office:value="1875041830" calcext:value-type="float">
            <text:p>1875041830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90830.38" calcext:value-type="float">
            <text:p>10690830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49" calcext:value-type="float">
            <text:p>6.3649</text:p>
          </table:table-cell>
          <table:table-cell office:value-type="float" office:value="56.0257" calcext:value-type="float">
            <text:p>56.0257</text:p>
          </table:table-cell>
          <table:table-cell office:value-type="float" office:value="0.8289" calcext:value-type="float">
            <text:p>0.8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297" calcext:value-type="float">
            <text:p>98.029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6.7607" calcext:value-type="float">
            <text:p>46.7607</text:p>
          </table:table-cell>
          <table:table-cell office:value-type="float" office:value="24.3368" calcext:value-type="float">
            <text:p>24.33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0392" calcext:value-type="float">
            <text:p>4.0392</text:p>
          </table:table-cell>
          <table:table-cell office:value-type="float" office:value="0.6881" calcext:value-type="float">
            <text:p>0.6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3922" calcext:value-type="float">
            <text:p>175.39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39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5953" calcext:value-type="float">
            <text:p>175.5953</text:p>
          </table:table-cell>
          <table:table-cell office:value-type="float" office:value="1875110253" calcext:value-type="float">
            <text:p>1875110253</text:p>
          </table:table-cell>
          <table:table-cell office:value-type="float" office:value="0" calcext:value-type="float">
            <text:p>0</text:p>
          </table:table-cell>
          <table:table-cell office:value-type="float" office:value="71534" calcext:value-type="float">
            <text:p>715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78184.3" calcext:value-type="float">
            <text:p>10678184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58" calcext:value-type="float">
            <text:p>6.3158</text:p>
          </table:table-cell>
          <table:table-cell office:value-type="float" office:value="55.9796" calcext:value-type="float">
            <text:p>55.9796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646" calcext:value-type="float">
            <text:p>97.864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1465" calcext:value-type="float">
            <text:p>46.1465</text:p>
          </table:table-cell>
          <table:table-cell office:value-type="float" office:value="26.7046" calcext:value-type="float">
            <text:p>26.7046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0911" calcext:value-type="float">
            <text:p>3.0911</text:p>
          </table:table-cell>
          <table:table-cell office:value-type="float" office:value="0.6859" calcext:value-type="float">
            <text:p>0.6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5999" calcext:value-type="float">
            <text:p>175.5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40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6372" calcext:value-type="float">
            <text:p>175.6372</text:p>
          </table:table-cell>
          <table:table-cell office:value-type="float" office:value="1875053703" calcext:value-type="float">
            <text:p>1875053703</text:p>
          </table:table-cell>
          <table:table-cell office:value-type="float" office:value="0" calcext:value-type="float">
            <text:p>0</text:p>
          </table:table-cell>
          <table:table-cell office:value-type="float" office:value="14984" calcext:value-type="float">
            <text:p>14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75638.43" calcext:value-type="float">
            <text:p>10675638.4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71" calcext:value-type="float">
            <text:p>6.3171</text:p>
          </table:table-cell>
          <table:table-cell office:value-type="float" office:value="55.9999" calcext:value-type="float">
            <text:p>55.9999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289" calcext:value-type="float">
            <text:p>97.9289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office:value-type="float" office:value="46.3115" calcext:value-type="float">
            <text:p>46.3115</text:p>
          </table:table-cell>
          <table:table-cell office:value-type="float" office:value="25.8932" calcext:value-type="float">
            <text:p>25.8932</text:p>
          </table:table-cell>
          <table:table-cell office:value-type="float" office:value="0.001" calcext:value-type="float">
            <text:p>0.001</text:p>
          </table:table-cell>
          <table:table-cell office:value-type="float" office:value="3.4406" calcext:value-type="float">
            <text:p>3.4406</text:p>
          </table:table-cell>
          <table:table-cell office:value-type="float" office:value="0.6718" calcext:value-type="float">
            <text:p>0.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6418" calcext:value-type="float">
            <text:p>175.6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1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7693" calcext:value-type="float">
            <text:p>175.7693</text:p>
          </table:table-cell>
          <table:table-cell office:value-type="float" office:value="1875038723" calcext:value-type="float">
            <text:p>18750387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67610.02" calcext:value-type="float">
            <text:p>10667610.0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821" calcext:value-type="float">
            <text:p>6.2821</text:p>
          </table:table-cell>
          <table:table-cell office:value-type="float" office:value="56.5935" calcext:value-type="float">
            <text:p>56.5935</text:p>
          </table:table-cell>
          <table:table-cell office:value-type="float" office:value="0.8128" calcext:value-type="float">
            <text:p>0.8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552" calcext:value-type="float">
            <text:p>98.7552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46.5263" calcext:value-type="float">
            <text:p>46.5263</text:p>
          </table:table-cell>
          <table:table-cell office:value-type="float" office:value="11.8965" calcext:value-type="float">
            <text:p>11.8965</text:p>
          </table:table-cell>
          <table:table-cell office:value-type="float" office:value="0" calcext:value-type="float">
            <text:p>0</text:p>
          </table:table-cell>
          <table:table-cell office:value-type="float" office:value="13.7605" calcext:value-type="float">
            <text:p>13.7605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774" calcext:value-type="float">
            <text:p>175.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42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7745" calcext:value-type="float">
            <text:p>175.7745</text:p>
          </table:table-cell>
          <table:table-cell office:value-type="float" office:value="1875038834" calcext:value-type="float">
            <text:p>187503883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67295.71" calcext:value-type="float">
            <text:p>10667295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63" calcext:value-type="float">
            <text:p>6.2963</text:p>
          </table:table-cell>
          <table:table-cell office:value-type="float" office:value="56.1197" calcext:value-type="float">
            <text:p>56.1197</text:p>
          </table:table-cell>
          <table:table-cell office:value-type="float" office:value="0.8369" calcext:value-type="float">
            <text:p>0.8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533" calcext:value-type="float">
            <text:p>98.0533</text:p>
          </table:table-cell>
          <table:table-cell office:value-type="float" office:value="0.2139" calcext:value-type="float">
            <text:p>0.2139</text:p>
          </table:table-cell>
          <table:table-cell office:value-type="float" office:value="0" calcext:value-type="float">
            <text:p>0</text:p>
          </table:table-cell>
          <table:table-cell office:value-type="float" office:value="47.978" calcext:value-type="float">
            <text:p>47.978</text:p>
          </table:table-cell>
          <table:table-cell office:value-type="float" office:value="18.1193" calcext:value-type="float">
            <text:p>18.1193</text:p>
          </table:table-cell>
          <table:table-cell office:value-type="float" office:value="0" calcext:value-type="float">
            <text:p>0</text:p>
          </table:table-cell>
          <table:table-cell office:value-type="float" office:value="8.138" calcext:value-type="float">
            <text:p>8.138</text:p>
          </table:table-cell>
          <table:table-cell office:value-type="float" office:value="0.7026" calcext:value-type="float">
            <text:p>0.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7792" calcext:value-type="float">
            <text:p>175.77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43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5.9382" calcext:value-type="float">
            <text:p>175.9382</text:p>
          </table:table-cell>
          <table:table-cell office:value-type="float" office:value="1875227847" calcext:value-type="float">
            <text:p>1875227847</text:p>
          </table:table-cell>
          <table:table-cell office:value-type="float" office:value="0" calcext:value-type="float">
            <text:p>0</text:p>
          </table:table-cell>
          <table:table-cell office:value-type="float" office:value="189128" calcext:value-type="float">
            <text:p>189128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358" calcext:value-type="float">
            <text:p>1035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57372.06" calcext:value-type="float">
            <text:p>10657372.0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95" calcext:value-type="float">
            <text:p>6.3295</text:p>
          </table:table-cell>
          <table:table-cell office:value-type="float" office:value="56.1129" calcext:value-type="float">
            <text:p>56.1129</text:p>
          </table:table-cell>
          <table:table-cell office:value-type="float" office:value="0.7471" calcext:value-type="float">
            <text:p>0.7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1902" calcext:value-type="float">
            <text:p>98.190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9401" calcext:value-type="float">
            <text:p>46.9401</text:p>
          </table:table-cell>
          <table:table-cell office:value-type="float" office:value="26.0238" calcext:value-type="float">
            <text:p>26.0238</text:p>
          </table:table-cell>
          <table:table-cell office:value-type="float" office:value="0.0083" calcext:value-type="float">
            <text:p>0.0083</text:p>
          </table:table-cell>
          <table:table-cell office:value-type="float" office:value="2.8684" calcext:value-type="float">
            <text:p>2.8684</text:p>
          </table:table-cell>
          <table:table-cell office:value-type="float" office:value="0.6681" calcext:value-type="float">
            <text:p>0.6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9429" calcext:value-type="float">
            <text:p>175.9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0859" calcext:value-type="float">
            <text:p>176.0859</text:p>
          </table:table-cell>
          <table:table-cell office:value-type="float" office:value="1875038722" calcext:value-type="float">
            <text:p>1875038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48430.29" calcext:value-type="float">
            <text:p>10648430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81" calcext:value-type="float">
            <text:p>6.3581</text:p>
          </table:table-cell>
          <table:table-cell office:value-type="float" office:value="56.8648" calcext:value-type="float">
            <text:p>56.8648</text:p>
          </table:table-cell>
          <table:table-cell office:value-type="float" office:value="0.7879" calcext:value-type="float">
            <text:p>0.7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3058" calcext:value-type="float">
            <text:p>99.305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" calcext:value-type="float">
            <text:p>0</text:p>
          </table:table-cell>
          <table:table-cell office:value-type="float" office:value="46.0607" calcext:value-type="float">
            <text:p>46.0607</text:p>
          </table:table-cell>
          <table:table-cell office:value-type="float" office:value="11.4002" calcext:value-type="float">
            <text:p>11.4002</text:p>
          </table:table-cell>
          <table:table-cell office:value-type="float" office:value="0" calcext:value-type="float">
            <text:p>0</text:p>
          </table:table-cell>
          <table:table-cell office:value-type="float" office:value="13.7449" calcext:value-type="float">
            <text:p>13.7449</text:p>
          </table:table-cell>
          <table:table-cell office:value-type="float" office:value="0.7037" calcext:value-type="float">
            <text:p>0.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0906" calcext:value-type="float">
            <text:p>176.09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45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3549" calcext:value-type="float">
            <text:p>176.3549</text:p>
          </table:table-cell>
          <table:table-cell office:value-type="float" office:value="1875069910" calcext:value-type="float">
            <text:p>1875069910</text:p>
          </table:table-cell>
          <table:table-cell office:value-type="float" office:value="0" calcext:value-type="float">
            <text:p>0</text:p>
          </table:table-cell>
          <table:table-cell office:value-type="float" office:value="31191" calcext:value-type="float">
            <text:p>31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591" calcext:value-type="float">
            <text:p>1459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32190.12" calcext:value-type="float">
            <text:p>10632190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0105" calcext:value-type="float">
            <text:p>7.0105</text:p>
          </table:table-cell>
          <table:table-cell office:value-type="float" office:value="57.7817" calcext:value-type="float">
            <text:p>57.7817</text:p>
          </table:table-cell>
          <table:table-cell office:value-type="float" office:value="0.5174" calcext:value-type="float">
            <text:p>0.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394" calcext:value-type="float">
            <text:p>102.139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8.364" calcext:value-type="float">
            <text:p>48.364</text:p>
          </table:table-cell>
          <table:table-cell office:value-type="float" office:value="19.0813" calcext:value-type="float">
            <text:p>19.08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361" calcext:value-type="float">
            <text:p>2.6361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3596" calcext:value-type="float">
            <text:p>176.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46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4574" calcext:value-type="float">
            <text:p>176.4574</text:p>
          </table:table-cell>
          <table:table-cell office:value-type="float" office:value="1875386795" calcext:value-type="float">
            <text:p>1875386795</text:p>
          </table:table-cell>
          <table:table-cell office:value-type="float" office:value="0" calcext:value-type="float">
            <text:p>0</text:p>
          </table:table-cell>
          <table:table-cell office:value-type="float" office:value="348076" calcext:value-type="float">
            <text:p>348076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641" calcext:value-type="float">
            <text:p>1064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26012.2" calcext:value-type="float">
            <text:p>10626012.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69" calcext:value-type="float">
            <text:p>6.2969</text:p>
          </table:table-cell>
          <table:table-cell office:value-type="float" office:value="56.0625" calcext:value-type="float">
            <text:p>56.0625</text:p>
          </table:table-cell>
          <table:table-cell office:value-type="float" office:value="0.7628" calcext:value-type="float">
            <text:p>0.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255" calcext:value-type="float">
            <text:p>98.025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8259" calcext:value-type="float">
            <text:p>46.8259</text:p>
          </table:table-cell>
          <table:table-cell office:value-type="float" office:value="27.2225" calcext:value-type="float">
            <text:p>27.2225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8771" calcext:value-type="float">
            <text:p>2.8771</text:p>
          </table:table-cell>
          <table:table-cell office:value-type="float" office:value="0.6683" calcext:value-type="float">
            <text:p>0.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4621" calcext:value-type="float">
            <text:p>176.46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4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4715" calcext:value-type="float">
            <text:p>176.4715</text:p>
          </table:table-cell>
          <table:table-cell office:value-type="float" office:value="1875100416" calcext:value-type="float">
            <text:p>1875100416</text:p>
          </table:table-cell>
          <table:table-cell office:value-type="float" office:value="0" calcext:value-type="float">
            <text:p>0</text:p>
          </table:table-cell>
          <table:table-cell office:value-type="float" office:value="61697" calcext:value-type="float">
            <text:p>616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0881" calcext:value-type="float">
            <text:p>2088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25161.74" calcext:value-type="float">
            <text:p>10625161.7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957" calcext:value-type="float">
            <text:p>6.4957</text:p>
          </table:table-cell>
          <table:table-cell office:value-type="float" office:value="57.2099" calcext:value-type="float">
            <text:p>57.2099</text:p>
          </table:table-cell>
          <table:table-cell office:value-type="float" office:value="0.5559" calcext:value-type="float">
            <text:p>0.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594" calcext:value-type="float">
            <text:p>100.59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48.5037" calcext:value-type="float">
            <text:p>48.5037</text:p>
          </table:table-cell>
          <table:table-cell office:value-type="float" office:value="20.9069" calcext:value-type="float">
            <text:p>20.9069</text:p>
          </table:table-cell>
          <table:table-cell office:value-type="float" office:value="0.0041" calcext:value-type="float">
            <text:p>0.0041</text:p>
          </table:table-cell>
          <table:table-cell office:value-type="float" office:value="2.6401" calcext:value-type="float">
            <text:p>2.6401</text:p>
          </table:table-cell>
          <table:table-cell office:value-type="float" office:value="0.6708" calcext:value-type="float">
            <text:p>0.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4762" calcext:value-type="float">
            <text:p>176.4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8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5796" calcext:value-type="float">
            <text:p>176.5796</text:p>
          </table:table-cell>
          <table:table-cell office:value-type="float" office:value="1875038727" calcext:value-type="float">
            <text:p>18750387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18658.04" calcext:value-type="float">
            <text:p>10618658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59" calcext:value-type="float">
            <text:p>6.3259</text:p>
          </table:table-cell>
          <table:table-cell office:value-type="float" office:value="56.4164" calcext:value-type="float">
            <text:p>56.4164</text:p>
          </table:table-cell>
          <table:table-cell office:value-type="float" office:value="0.8243" calcext:value-type="float">
            <text:p>0.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412" calcext:value-type="float">
            <text:p>98.4412</text:p>
          </table:table-cell>
          <table:table-cell office:value-type="float" office:value="0.4282" calcext:value-type="float">
            <text:p>0.4282</text:p>
          </table:table-cell>
          <table:table-cell office:value-type="float" office:value="0" calcext:value-type="float">
            <text:p>0</text:p>
          </table:table-cell>
          <table:table-cell office:value-type="float" office:value="46.6162" calcext:value-type="float">
            <text:p>46.6162</text:p>
          </table:table-cell>
          <table:table-cell office:value-type="float" office:value="12.8848" calcext:value-type="float">
            <text:p>12.8848</text:p>
          </table:table-cell>
          <table:table-cell office:value-type="float" office:value="0" calcext:value-type="float">
            <text:p>0</text:p>
          </table:table-cell>
          <table:table-cell office:value-type="float" office:value="13.4908" calcext:value-type="float">
            <text:p>13.4908</text:p>
          </table:table-cell>
          <table:table-cell office:value-type="float" office:value="0.6959" calcext:value-type="float">
            <text:p>0.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5843" calcext:value-type="float">
            <text:p>176.5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9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7098" calcext:value-type="float">
            <text:p>176.7098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610833.54" calcext:value-type="float">
            <text:p>10610833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847" calcext:value-type="float">
            <text:p>6.3847</text:p>
          </table:table-cell>
          <table:table-cell office:value-type="float" office:value="57.2476" calcext:value-type="float">
            <text:p>57.2476</text:p>
          </table:table-cell>
          <table:table-cell office:value-type="float" office:value="0.7451" calcext:value-type="float">
            <text:p>0.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1441" calcext:value-type="float">
            <text:p>100.1441</text:p>
          </table:table-cell>
          <table:table-cell office:value-type="float" office:value="0.4279" calcext:value-type="float">
            <text:p>0.4279</text:p>
          </table:table-cell>
          <table:table-cell office:value-type="float" office:value="0" calcext:value-type="float">
            <text:p>0</text:p>
          </table:table-cell>
          <table:table-cell office:value-type="float" office:value="46.6561" calcext:value-type="float">
            <text:p>46.6561</text:p>
          </table:table-cell>
          <table:table-cell office:value-type="float" office:value="11.2081" calcext:value-type="float">
            <text:p>11.2081</text:p>
          </table:table-cell>
          <table:table-cell office:value-type="float" office:value="0" calcext:value-type="float">
            <text:p>0</text:p>
          </table:table-cell>
          <table:table-cell office:value-type="float" office:value="13.8234" calcext:value-type="float">
            <text:p>13.8234</text:p>
          </table:table-cell>
          <table:table-cell office:value-type="float" office:value="0.6961" calcext:value-type="float">
            <text:p>0.6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7145" calcext:value-type="float">
            <text:p>176.7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0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044" calcext:value-type="float">
            <text:p>177.044</text:p>
          </table:table-cell>
          <table:table-cell office:value-type="float" office:value="1875160858" calcext:value-type="float">
            <text:p>1875160858</text:p>
          </table:table-cell>
          <table:table-cell office:value-type="float" office:value="0" calcext:value-type="float">
            <text:p>0</text:p>
          </table:table-cell>
          <table:table-cell office:value-type="float" office:value="122139" calcext:value-type="float">
            <text:p>122139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6559" calcext:value-type="float">
            <text:p>2655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90809.04" calcext:value-type="float">
            <text:p>10590809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676" calcext:value-type="float">
            <text:p>6.3676</text:p>
          </table:table-cell>
          <table:table-cell office:value-type="float" office:value="56.8642" calcext:value-type="float">
            <text:p>56.8642</text:p>
          </table:table-cell>
          <table:table-cell office:value-type="float" office:value="0.5929" calcext:value-type="float">
            <text:p>0.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856" calcext:value-type="float">
            <text:p>99.785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48.7489" calcext:value-type="float">
            <text:p>48.7489</text:p>
          </table:table-cell>
          <table:table-cell office:value-type="float" office:value="22.7222" calcext:value-type="float">
            <text:p>22.7222</text:p>
          </table:table-cell>
          <table:table-cell office:value-type="float" office:value="0.0066" calcext:value-type="float">
            <text:p>0.0066</text:p>
          </table:table-cell>
          <table:table-cell office:value-type="float" office:value="2.6533" calcext:value-type="float">
            <text:p>2.6533</text:p>
          </table:table-cell>
          <table:table-cell office:value-type="float" office:value="0.6734" calcext:value-type="float">
            <text:p>0.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0486" calcext:value-type="float">
            <text:p>177.04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D51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1127" calcext:value-type="float">
            <text:p>177.1127</text:p>
          </table:table-cell>
          <table:table-cell office:value-type="float" office:value="1875196586" calcext:value-type="float">
            <text:p>1875196586</text:p>
          </table:table-cell>
          <table:table-cell office:value-type="float" office:value="0" calcext:value-type="float">
            <text:p>0</text:p>
          </table:table-cell>
          <table:table-cell office:value-type="float" office:value="157867" calcext:value-type="float">
            <text:p>157867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86700.09" calcext:value-type="float">
            <text:p>10586700.0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28" calcext:value-type="float">
            <text:p>6.3328</text:p>
          </table:table-cell>
          <table:table-cell office:value-type="float" office:value="55.8958" calcext:value-type="float">
            <text:p>55.8958</text:p>
          </table:table-cell>
          <table:table-cell office:value-type="float" office:value="0.8318" calcext:value-type="float">
            <text:p>0.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123" calcext:value-type="float">
            <text:p>97.612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46.1755" calcext:value-type="float">
            <text:p>46.1755</text:p>
          </table:table-cell>
          <table:table-cell office:value-type="float" office:value="28.7489" calcext:value-type="float">
            <text:p>28.7489</text:p>
          </table:table-cell>
          <table:table-cell office:value-type="float" office:value="0.0067" calcext:value-type="float">
            <text:p>0.0067</text:p>
          </table:table-cell>
          <table:table-cell office:value-type="float" office:value="3.0926" calcext:value-type="float">
            <text:p>3.0926</text:p>
          </table:table-cell>
          <table:table-cell office:value-type="float" office:value="0.6721" calcext:value-type="float">
            <text:p>0.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1176" calcext:value-type="float">
            <text:p>177.1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52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2743" calcext:value-type="float">
            <text:p>177.2743</text:p>
          </table:table-cell>
          <table:table-cell office:value-type="float" office:value="1875072375" calcext:value-type="float">
            <text:p>1875072375</text:p>
          </table:table-cell>
          <table:table-cell office:value-type="float" office:value="0" calcext:value-type="float">
            <text:p>0</text:p>
          </table:table-cell>
          <table:table-cell office:value-type="float" office:value="33656" calcext:value-type="float">
            <text:p>336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77046.76" calcext:value-type="float">
            <text:p>10577046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61" calcext:value-type="float">
            <text:p>6.3261</text:p>
          </table:table-cell>
          <table:table-cell office:value-type="float" office:value="55.9443" calcext:value-type="float">
            <text:p>55.9443</text:p>
          </table:table-cell>
          <table:table-cell office:value-type="float" office:value="0.8407" calcext:value-type="float">
            <text:p>0.8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037" calcext:value-type="float">
            <text:p>97.8037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  <table:table-cell office:value-type="float" office:value="46.2839" calcext:value-type="float">
            <text:p>46.2839</text:p>
          </table:table-cell>
          <table:table-cell office:value-type="float" office:value="28.2438" calcext:value-type="float">
            <text:p>28.24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3.4452" calcext:value-type="float">
            <text:p>3.4452</text:p>
          </table:table-cell>
          <table:table-cell office:value-type="float" office:value="0.6896" calcext:value-type="float">
            <text:p>0.6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279" calcext:value-type="float">
            <text:p>177.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53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6735" calcext:value-type="float">
            <text:p>177.6735</text:p>
          </table:table-cell>
          <table:table-cell office:value-type="float" office:value="1875046559" calcext:value-type="float">
            <text:p>1875046559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53280.76" calcext:value-type="float">
            <text:p>10553280.7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51" calcext:value-type="float">
            <text:p>6.3251</text:p>
          </table:table-cell>
          <table:table-cell office:value-type="float" office:value="55.9694" calcext:value-type="float">
            <text:p>55.9694</text:p>
          </table:table-cell>
          <table:table-cell office:value-type="float" office:value="0.8512" calcext:value-type="float">
            <text:p>0.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329" calcext:value-type="float">
            <text:p>97.8329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  <table:table-cell office:value-type="float" office:value="46.6466" calcext:value-type="float">
            <text:p>46.6466</text:p>
          </table:table-cell>
          <table:table-cell office:value-type="float" office:value="27.2802" calcext:value-type="float">
            <text:p>27.28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0631" calcext:value-type="float">
            <text:p>4.0631</text:p>
          </table:table-cell>
          <table:table-cell office:value-type="float" office:value="0.6903" calcext:value-type="float">
            <text:p>0.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6782" calcext:value-type="float">
            <text:p>177.6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D54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7715" calcext:value-type="float">
            <text:p>177.7715</text:p>
          </table:table-cell>
          <table:table-cell office:value-type="float" office:value="1875805860" calcext:value-type="float">
            <text:p>1875805860</text:p>
          </table:table-cell>
          <table:table-cell office:value-type="float" office:value="0" calcext:value-type="float">
            <text:p>0</text:p>
          </table:table-cell>
          <table:table-cell office:value-type="float" office:value="767141" calcext:value-type="float">
            <text:p>767141</text:p>
          </table:table-cell>
          <table:table-cell office:value-type="float" office:value="0" calcext:value-type="float">
            <text:p>0</text:p>
          </table:table-cell>
          <table:table-cell office:value-type="float" office:value="99.96" calcext:value-type="float">
            <text:p>9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1221" calcext:value-type="float">
            <text:p>1122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47463.12" calcext:value-type="float">
            <text:p>10547463.1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4" calcext:value-type="float">
            <text:p>6.3134</text:p>
          </table:table-cell>
          <table:table-cell office:value-type="float" office:value="55.9549" calcext:value-type="float">
            <text:p>55.9549</text:p>
          </table:table-cell>
          <table:table-cell office:value-type="float" office:value="0.7944" calcext:value-type="float">
            <text:p>0.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962" calcext:value-type="float">
            <text:p>97.69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46.7861" calcext:value-type="float">
            <text:p>46.7861</text:p>
          </table:table-cell>
          <table:table-cell office:value-type="float" office:value="29.182" calcext:value-type="float">
            <text:p>29.18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8775" calcext:value-type="float">
            <text:p>2.8775</text:p>
          </table:table-cell>
          <table:table-cell office:value-type="float" office:value="0.6666" calcext:value-type="float">
            <text:p>0.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7763" calcext:value-type="float">
            <text:p>177.77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5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928" calcext:value-type="float">
            <text:p>177.928</text:p>
          </table:table-cell>
          <table:table-cell office:value-type="float" office:value="1875267498" calcext:value-type="float">
            <text:p>1875267498</text:p>
          </table:table-cell>
          <table:table-cell office:value-type="float" office:value="0" calcext:value-type="float">
            <text:p>0</text:p>
          </table:table-cell>
          <table:table-cell office:value-type="float" office:value="228779" calcext:value-type="float">
            <text:p>228779</text:p>
          </table:table-cell>
          <table:table-cell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0045" calcext:value-type="float">
            <text:p>30045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38187.67" calcext:value-type="float">
            <text:p>10538187.6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3" calcext:value-type="float">
            <text:p>6.3283</text:p>
          </table:table-cell>
          <table:table-cell office:value-type="float" office:value="58.0194" calcext:value-type="float">
            <text:p>58.0194</text:p>
          </table:table-cell>
          <table:table-cell office:value-type="float" office:value="0.6288" calcext:value-type="float">
            <text:p>0.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4541" calcext:value-type="float">
            <text:p>101.454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9.1422" calcext:value-type="float">
            <text:p>49.1422</text:p>
          </table:table-cell>
          <table:table-cell office:value-type="float" office:value="24.1984" calcext:value-type="float">
            <text:p>24.1984</text:p>
          </table:table-cell>
          <table:table-cell office:value-type="float" office:value="0.0106" calcext:value-type="float">
            <text:p>0.0106</text:p>
          </table:table-cell>
          <table:table-cell office:value-type="float" office:value="2.6734" calcext:value-type="float">
            <text:p>2.6734</text:p>
          </table:table-cell>
          <table:table-cell office:value-type="float" office:value="0.6669" calcext:value-type="float">
            <text:p>0.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9327" calcext:value-type="float">
            <text:p>177.9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6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7.9895" calcext:value-type="float">
            <text:p>177.9895</text:p>
          </table:table-cell>
          <table:table-cell office:value-type="float" office:value="1875038720" calcext:value-type="float">
            <text:p>1875038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34548.23" calcext:value-type="float">
            <text:p>10534548.2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5038" calcext:value-type="float">
            <text:p>6.5038</text:p>
          </table:table-cell>
          <table:table-cell office:value-type="float" office:value="57.4612" calcext:value-type="float">
            <text:p>57.4612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437" calcext:value-type="float">
            <text:p>100.8437</text:p>
          </table:table-cell>
          <table:table-cell office:value-type="float" office:value="0.4275" calcext:value-type="float">
            <text:p>0.4275</text:p>
          </table:table-cell>
          <table:table-cell office:value-type="float" office:value="0" calcext:value-type="float">
            <text:p>0</text:p>
          </table:table-cell>
          <table:table-cell office:value-type="float" office:value="46.3466" calcext:value-type="float">
            <text:p>46.3466</text:p>
          </table:table-cell>
          <table:table-cell office:value-type="float" office:value="11.3119" calcext:value-type="float">
            <text:p>11.3119</text:p>
          </table:table-cell>
          <table:table-cell office:value-type="float" office:value="0" calcext:value-type="float">
            <text:p>0</text:p>
          </table:table-cell>
          <table:table-cell office:value-type="float" office:value="13.6911" calcext:value-type="float">
            <text:p>13.6911</text:p>
          </table:table-cell>
          <table:table-cell office:value-type="float" office:value="0.7016" calcext:value-type="float">
            <text:p>0.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9942" calcext:value-type="float">
            <text:p>177.99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7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1301" calcext:value-type="float">
            <text:p>178.1301</text:p>
          </table:table-cell>
          <table:table-cell office:value-type="float" office:value="1875445099" calcext:value-type="float">
            <text:p>1875445099</text:p>
          </table:table-cell>
          <table:table-cell office:value-type="float" office:value="0" calcext:value-type="float">
            <text:p>0</text:p>
          </table:table-cell>
          <table:table-cell office:value-type="float" office:value="406380" calcext:value-type="float">
            <text:p>406380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1308" calcext:value-type="float">
            <text:p>3130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26229.59" calcext:value-type="float">
            <text:p>10526229.5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945" calcext:value-type="float">
            <text:p>6.3945</text:p>
          </table:table-cell>
          <table:table-cell office:value-type="float" office:value="56.3121" calcext:value-type="float">
            <text:p>56.3121</text:p>
          </table:table-cell>
          <table:table-cell office:value-type="float" office:value="0.6553" calcext:value-type="float">
            <text:p>0.6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236" calcext:value-type="float">
            <text:p>98.523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9.2388" calcext:value-type="float">
            <text:p>49.2388</text:p>
          </table:table-cell>
          <table:table-cell office:value-type="float" office:value="25.4341" calcext:value-type="float">
            <text:p>25.4341</text:p>
          </table:table-cell>
          <table:table-cell office:value-type="float" office:value="0.0182" calcext:value-type="float">
            <text:p>0.0182</text:p>
          </table:table-cell>
          <table:table-cell office:value-type="float" office:value="2.6925" calcext:value-type="float">
            <text:p>2.6925</text:p>
          </table:table-cell>
          <table:table-cell office:value-type="float" office:value="0.683" calcext:value-type="float">
            <text:p>0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1349" calcext:value-type="float">
            <text:p>178.1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58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3585" calcext:value-type="float">
            <text:p>178.3585</text:p>
          </table:table-cell>
          <table:table-cell office:value-type="float" office:value="1875982198" calcext:value-type="float">
            <text:p>1875982198</text:p>
          </table:table-cell>
          <table:table-cell office:value-type="float" office:value="0" calcext:value-type="float">
            <text:p>0</text:p>
          </table:table-cell>
          <table:table-cell office:value-type="float" office:value="943479" calcext:value-type="float">
            <text:p>943479</text:p>
          </table:table-cell>
          <table:table-cell office:value-type="float" office:value="0" calcext:value-type="float">
            <text:p>0</text:p>
          </table:table-cell>
          <table:table-cell office:value-type="float" office:value="99.95" calcext:value-type="float">
            <text:p>9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4847" calcext:value-type="float">
            <text:p>3484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12754.94" calcext:value-type="float">
            <text:p>10512754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93" calcext:value-type="float">
            <text:p>6.3193</text:p>
          </table:table-cell>
          <table:table-cell office:value-type="float" office:value="56.1771" calcext:value-type="float">
            <text:p>56.1771</text:p>
          </table:table-cell>
          <table:table-cell office:value-type="float" office:value="0.6803" calcext:value-type="float">
            <text:p>0.6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17" calcext:value-type="float">
            <text:p>98.21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9.0143" calcext:value-type="float">
            <text:p>49.0143</text:p>
          </table:table-cell>
          <table:table-cell office:value-type="float" office:value="26.5101" calcext:value-type="float">
            <text:p>26.5101</text:p>
          </table:table-cell>
          <table:table-cell office:value-type="float" office:value="0.0363" calcext:value-type="float">
            <text:p>0.0363</text:p>
          </table:table-cell>
          <table:table-cell office:value-type="float" office:value="2.6909" calcext:value-type="float">
            <text:p>2.6909</text:p>
          </table:table-cell>
          <table:table-cell office:value-type="float" office:value="0.6618" calcext:value-type="float">
            <text:p>0.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3632" calcext:value-type="float">
            <text:p>178.3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59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4668" calcext:value-type="float">
            <text:p>178.4668</text:p>
          </table:table-cell>
          <table:table-cell office:value-type="float" office:value="1875040389" calcext:value-type="float">
            <text:p>1875040389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06372.72" calcext:value-type="float">
            <text:p>10506372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03" calcext:value-type="float">
            <text:p>6.3203</text:p>
          </table:table-cell>
          <table:table-cell office:value-type="float" office:value="55.991" calcext:value-type="float">
            <text:p>55.991</text:p>
          </table:table-cell>
          <table:table-cell office:value-type="float" office:value="0.8573" calcext:value-type="float">
            <text:p>0.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347" calcext:value-type="float">
            <text:p>97.8347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 office:value-type="float" office:value="47.8208" calcext:value-type="float">
            <text:p>47.8208</text:p>
          </table:table-cell>
          <table:table-cell office:value-type="float" office:value="25.5173" calcext:value-type="float">
            <text:p>25.51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3502" calcext:value-type="float">
            <text:p>5.3502</text:p>
          </table:table-cell>
          <table:table-cell office:value-type="float" office:value="0.7479" calcext:value-type="float">
            <text:p>0.7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4715" calcext:value-type="float">
            <text:p>178.47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60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4749" calcext:value-type="float">
            <text:p>178.4749</text:p>
          </table:table-cell>
          <table:table-cell office:value-type="float" office:value="1876753818" calcext:value-type="float">
            <text:p>1876753818</text:p>
          </table:table-cell>
          <table:table-cell office:value-type="float" office:value="0" calcext:value-type="float">
            <text:p>0</text:p>
          </table:table-cell>
          <table:table-cell office:value-type="float" office:value="1715099" calcext:value-type="float">
            <text:p>1715099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5534" calcext:value-type="float">
            <text:p>3553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505896.07" calcext:value-type="float">
            <text:p>10505896.0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3" calcext:value-type="float">
            <text:p>6.3283</text:p>
          </table:table-cell>
          <table:table-cell office:value-type="float" office:value="56.0723" calcext:value-type="float">
            <text:p>56.0723</text:p>
          </table:table-cell>
          <table:table-cell office:value-type="float" office:value="0.6954" calcext:value-type="float">
            <text:p>0.6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37" calcext:value-type="float">
            <text:p>97.93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8.8461" calcext:value-type="float">
            <text:p>48.8461</text:p>
          </table:table-cell>
          <table:table-cell office:value-type="float" office:value="27.547" calcext:value-type="float">
            <text:p>27.547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6689" calcext:value-type="float">
            <text:p>2.6689</text:p>
          </table:table-cell>
          <table:table-cell office:value-type="float" office:value="0.6673" calcext:value-type="float">
            <text:p>0.6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4796" calcext:value-type="float">
            <text:p>178.4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1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9793" calcext:value-type="float">
            <text:p>178.9793</text:p>
          </table:table-cell>
          <table:table-cell office:value-type="float" office:value="1875038745" calcext:value-type="float">
            <text:p>18750387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76286.04" calcext:value-type="float">
            <text:p>10476286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79" calcext:value-type="float">
            <text:p>6.3179</text:p>
          </table:table-cell>
          <table:table-cell office:value-type="float" office:value="56.285" calcext:value-type="float">
            <text:p>56.285</text:p>
          </table:table-cell>
          <table:table-cell office:value-type="float" office:value="0.8391" calcext:value-type="float">
            <text:p>0.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138" calcext:value-type="float">
            <text:p>98.2138</text:p>
          </table:table-cell>
          <table:table-cell office:value-type="float" office:value="0.4279" calcext:value-type="float">
            <text:p>0.4279</text:p>
          </table:table-cell>
          <table:table-cell office:value-type="float" office:value="0" calcext:value-type="float">
            <text:p>0</text:p>
          </table:table-cell>
          <table:table-cell office:value-type="float" office:value="48.1673" calcext:value-type="float">
            <text:p>48.1673</text:p>
          </table:table-cell>
          <table:table-cell office:value-type="float" office:value="14.7603" calcext:value-type="float">
            <text:p>14.7603</text:p>
          </table:table-cell>
          <table:table-cell office:value-type="float" office:value="0" calcext:value-type="float">
            <text:p>0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0.7259" calcext:value-type="float">
            <text:p>0.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9841" calcext:value-type="float">
            <text:p>178.98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D62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9.7478" calcext:value-type="float">
            <text:p>179.7478</text:p>
          </table:table-cell>
          <table:table-cell office:value-type="float" office:value="1878769606" calcext:value-type="float">
            <text:p>1878769606</text:p>
          </table:table-cell>
          <table:table-cell office:value-type="float" office:value="0" calcext:value-type="float">
            <text:p>0</text:p>
          </table:table-cell>
          <table:table-cell office:value-type="float" office:value="3730887" calcext:value-type="float">
            <text:p>3730887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36748" calcext:value-type="float">
            <text:p>3674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31500.01" calcext:value-type="float">
            <text:p>10431500.0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93" calcext:value-type="float">
            <text:p>6.3093</text:p>
          </table:table-cell>
          <table:table-cell office:value-type="float" office:value="56.0616" calcext:value-type="float">
            <text:p>56.0616</text:p>
          </table:table-cell>
          <table:table-cell office:value-type="float" office:value="0.7239" calcext:value-type="float">
            <text:p>0.7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016" calcext:value-type="float">
            <text:p>97.901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48.7445" calcext:value-type="float">
            <text:p>48.7445</text:p>
          </table:table-cell>
          <table:table-cell office:value-type="float" office:value="29.4265" calcext:value-type="float">
            <text:p>29.4265</text:p>
          </table:table-cell>
          <table:table-cell office:value-type="float" office:value="0.1355" calcext:value-type="float">
            <text:p>0.1355</text:p>
          </table:table-cell>
          <table:table-cell office:value-type="float" office:value="2.6678" calcext:value-type="float">
            <text:p>2.6678</text:p>
          </table:table-cell>
          <table:table-cell office:value-type="float" office:value="0.6695" calcext:value-type="float">
            <text:p>0.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7525" calcext:value-type="float">
            <text:p>179.7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3]/3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0515" calcext:value-type="float">
            <text:p>180.051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13904.9" calcext:value-type="float">
            <text:p>10413904.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696102" calcext:value-type="float">
            <text:p>169610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9979" calcext:value-type="float">
            <text:p>6.9979</text:p>
          </table:table-cell>
          <table:table-cell office:value-type="float" office:value="57.9581" calcext:value-type="float">
            <text:p>57.9581</text:p>
          </table:table-cell>
          <table:table-cell office:value-type="float" office:value="0.6414" calcext:value-type="float">
            <text:p>0.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356" calcext:value-type="float">
            <text:p>102.1356</text:p>
          </table:table-cell>
          <table:table-cell office:value-type="float" office:value="0.4273" calcext:value-type="float">
            <text:p>0.4273</text:p>
          </table:table-cell>
          <table:table-cell office:value-type="float" office:value="0" calcext:value-type="float">
            <text:p>0</text:p>
          </table:table-cell>
          <table:table-cell office:value-type="float" office:value="46.6668" calcext:value-type="float">
            <text:p>46.6668</text:p>
          </table:table-cell>
          <table:table-cell office:value-type="float" office:value="11.8304" calcext:value-type="float">
            <text:p>11.8304</text:p>
          </table:table-cell>
          <table:table-cell office:value-type="float" office:value="0" calcext:value-type="float">
            <text:p>0</text:p>
          </table:table-cell>
          <table:table-cell office:value-type="float" office:value="13.5856" calcext:value-type="float">
            <text:p>13.5856</text:p>
          </table:table-cell>
          <table:table-cell office:value-type="float" office:value="0.7109" calcext:value-type="float">
            <text:p>0.7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0562" calcext:value-type="float">
            <text:p>180.0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64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0.2811" calcext:value-type="float">
            <text:p>180.2811</text:p>
          </table:table-cell>
          <table:table-cell office:value-type="float" office:value="1875039090" calcext:value-type="float">
            <text:p>187503909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00639.15" calcext:value-type="float">
            <text:p>10400639.1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5" calcext:value-type="float">
            <text:p>6.3025</text:p>
          </table:table-cell>
          <table:table-cell office:value-type="float" office:value="56.0756" calcext:value-type="float">
            <text:p>56.0756</text:p>
          </table:table-cell>
          <table:table-cell office:value-type="float" office:value="0.8631" calcext:value-type="float">
            <text:p>0.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839" calcext:value-type="float">
            <text:p>97.7839</text:p>
          </table:table-cell>
          <table:table-cell office:value-type="float" office:value="0.2141" calcext:value-type="float">
            <text:p>0.2141</text:p>
          </table:table-cell>
          <table:table-cell office:value-type="float" office:value="0" calcext:value-type="float">
            <text:p>0</text:p>
          </table:table-cell>
          <table:table-cell office:value-type="float" office:value="49.4505" calcext:value-type="float">
            <text:p>49.4505</text:p>
          </table:table-cell>
          <table:table-cell office:value-type="float" office:value="22.1091" calcext:value-type="float">
            <text:p>22.1091</text:p>
          </table:table-cell>
          <table:table-cell office:value-type="float" office:value="0" calcext:value-type="float">
            <text:p>0</text:p>
          </table:table-cell>
          <table:table-cell office:value-type="float" office:value="8.2194" calcext:value-type="float">
            <text:p>8.2194</text:p>
          </table:table-cell>
          <table:table-cell office:value-type="float" office:value="0.6983" calcext:value-type="float">
            <text:p>0.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2858" calcext:value-type="float">
            <text:p>180.2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5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8028" calcext:value-type="float">
            <text:p>183.8028</text:p>
          </table:table-cell>
          <table:table-cell office:value-type="float" office:value="1875038779" calcext:value-type="float">
            <text:p>187503877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201358.35" calcext:value-type="float">
            <text:p>10201358.3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35" calcext:value-type="float">
            <text:p>6.3335</text:p>
          </table:table-cell>
          <table:table-cell office:value-type="float" office:value="56.1709" calcext:value-type="float">
            <text:p>56.1709</text:p>
          </table:table-cell>
          <table:table-cell office:value-type="float" office:value="0.8661" calcext:value-type="float">
            <text:p>0.8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8216" calcext:value-type="float">
            <text:p>97.8216</text:p>
          </table:table-cell>
          <table:table-cell office:value-type="float" office:value="0.4277" calcext:value-type="float">
            <text:p>0.4277</text:p>
          </table:table-cell>
          <table:table-cell office:value-type="float" office:value="0" calcext:value-type="float">
            <text:p>0</text:p>
          </table:table-cell>
          <table:table-cell office:value-type="float" office:value="51.1142" calcext:value-type="float">
            <text:p>51.1142</text:p>
          </table:table-cell>
          <table:table-cell office:value-type="float" office:value="17.8332" calcext:value-type="float">
            <text:p>17.8332</text:p>
          </table:table-cell>
          <table:table-cell office:value-type="float" office:value="0" calcext:value-type="float">
            <text:p>0</text:p>
          </table:table-cell>
          <table:table-cell office:value-type="float" office:value="13.5037" calcext:value-type="float">
            <text:p>13.5037</text:p>
          </table:table-cell>
          <table:table-cell office:value-type="float" office:value="0.7068" calcext:value-type="float">
            <text:p>0.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8076" calcext:value-type="float">
            <text:p>183.80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6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9581" calcext:value-type="float">
            <text:p>183.9581</text:p>
          </table:table-cell>
          <table:table-cell office:value-type="float" office:value="1875632125" calcext:value-type="float">
            <text:p>1875632125</text:p>
          </table:table-cell>
          <table:table-cell office:value-type="float" office:value="0" calcext:value-type="float">
            <text:p>0</text:p>
          </table:table-cell>
          <table:table-cell office:value-type="float" office:value="593406" calcext:value-type="float">
            <text:p>593406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706" calcext:value-type="float">
            <text:p>7070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92750.16" calcext:value-type="float">
            <text:p>10192750.1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95" calcext:value-type="float">
            <text:p>6.3595</text:p>
          </table:table-cell>
          <table:table-cell office:value-type="float" office:value="56.8324" calcext:value-type="float">
            <text:p>56.8324</text:p>
          </table:table-cell>
          <table:table-cell office:value-type="float" office:value="0.5399" calcext:value-type="float">
            <text:p>0.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657" calcext:value-type="float">
            <text:p>99.76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.7074" calcext:value-type="float">
            <text:p>54.7074</text:p>
          </table:table-cell>
          <table:table-cell office:value-type="float" office:value="24.0178" calcext:value-type="float">
            <text:p>24.0178</text:p>
          </table:table-cell>
          <table:table-cell office:value-type="float" office:value="0.0262" calcext:value-type="float">
            <text:p>0.0262</text:p>
          </table:table-cell>
          <table:table-cell office:value-type="float" office:value="2.4427" calcext:value-type="float">
            <text:p>2.4427</text:p>
          </table:table-cell>
          <table:table-cell office:value-type="float" office:value="0.9494" calcext:value-type="float">
            <text:p>0.9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63" calcext:value-type="float">
            <text:p>183.9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7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9715" calcext:value-type="float">
            <text:p>183.9715</text:p>
          </table:table-cell>
          <table:table-cell office:value-type="float" office:value="1876037413" calcext:value-type="float">
            <text:p>1876037413</text:p>
          </table:table-cell>
          <table:table-cell office:value-type="float" office:value="0" calcext:value-type="float">
            <text:p>0</text:p>
          </table:table-cell>
          <table:table-cell office:value-type="float" office:value="998694" calcext:value-type="float">
            <text:p>998694</text:p>
          </table:table-cell>
          <table:table-cell office:value-type="float" office:value="0" calcext:value-type="float">
            <text:p>0</text:p>
          </table:table-cell>
          <table:table-cell office:value-type="float" office:value="99.95" calcext:value-type="float">
            <text:p>9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0279" calcext:value-type="float">
            <text:p>7027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92004.04" calcext:value-type="float">
            <text:p>10192004.0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531" calcext:value-type="float">
            <text:p>6.3531</text:p>
          </table:table-cell>
          <table:table-cell office:value-type="float" office:value="56.5922" calcext:value-type="float">
            <text:p>56.5922</text:p>
          </table:table-cell>
          <table:table-cell office:value-type="float" office:value="0.5772" calcext:value-type="float">
            <text:p>0.5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183" calcext:value-type="float">
            <text:p>99.18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.7138" calcext:value-type="float">
            <text:p>54.7138</text:p>
          </table:table-cell>
          <table:table-cell office:value-type="float" office:value="25.0219" calcext:value-type="float">
            <text:p>25.021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4516" calcext:value-type="float">
            <text:p>2.4516</text:p>
          </table:table-cell>
          <table:table-cell office:value-type="float" office:value="0.9473" calcext:value-type="float">
            <text:p>0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764" calcext:value-type="float">
            <text:p>183.97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8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1933" calcext:value-type="float">
            <text:p>184.1933</text:p>
          </table:table-cell>
          <table:table-cell office:value-type="float" office:value="1876660020" calcext:value-type="float">
            <text:p>1876660020</text:p>
          </table:table-cell>
          <table:table-cell office:value-type="float" office:value="0" calcext:value-type="float">
            <text:p>0</text:p>
          </table:table-cell>
          <table:table-cell office:value-type="float" office:value="1621301" calcext:value-type="float">
            <text:p>1621301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8757" calcext:value-type="float">
            <text:p>6875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79736.33" calcext:value-type="float">
            <text:p>10179736.3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41" calcext:value-type="float">
            <text:p>6.341</text:p>
          </table:table-cell>
          <table:table-cell office:value-type="float" office:value="56.2971" calcext:value-type="float">
            <text:p>56.2971</text:p>
          </table:table-cell>
          <table:table-cell office:value-type="float" office:value="0.6069" calcext:value-type="float">
            <text:p>0.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242" calcext:value-type="float">
            <text:p>98.624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088" calcext:value-type="float">
            <text:p>55.088</text:p>
          </table:table-cell>
          <table:table-cell office:value-type="float" office:value="25.8871" calcext:value-type="float">
            <text:p>25.8871</text:p>
          </table:table-cell>
          <table:table-cell office:value-type="float" office:value="0.0613" calcext:value-type="float">
            <text:p>0.0613</text:p>
          </table:table-cell>
          <table:table-cell office:value-type="float" office:value="2.4534" calcext:value-type="float">
            <text:p>2.4534</text:p>
          </table:table-cell>
          <table:table-cell office:value-type="float" office:value="0.9706" calcext:value-type="float">
            <text:p>0.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1981" calcext:value-type="float">
            <text:p>184.19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69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2348" calcext:value-type="float">
            <text:p>184.2348</text:p>
          </table:table-cell>
          <table:table-cell office:value-type="float" office:value="1875380379" calcext:value-type="float">
            <text:p>1875380379</text:p>
          </table:table-cell>
          <table:table-cell office:value-type="float" office:value="0" calcext:value-type="float">
            <text:p>0</text:p>
          </table:table-cell>
          <table:table-cell office:value-type="float" office:value="341660" calcext:value-type="float">
            <text:p>341660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5366" calcext:value-type="float">
            <text:p>6536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77439.58" calcext:value-type="float">
            <text:p>10177439.5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726" calcext:value-type="float">
            <text:p>6.4726</text:p>
          </table:table-cell>
          <table:table-cell office:value-type="float" office:value="57.1825" calcext:value-type="float">
            <text:p>57.1825</text:p>
          </table:table-cell>
          <table:table-cell office:value-type="float" office:value="0.4995" calcext:value-type="float">
            <text:p>0.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7944" calcext:value-type="float">
            <text:p>100.794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.8713" calcext:value-type="float">
            <text:p>54.8713</text:p>
          </table:table-cell>
          <table:table-cell office:value-type="float" office:value="23.138" calcext:value-type="float">
            <text:p>23.138</text:p>
          </table:table-cell>
          <table:table-cell office:value-type="float" office:value="0.0157" calcext:value-type="float">
            <text:p>0.0157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9456" calcext:value-type="float">
            <text:p>0.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2397" calcext:value-type="float">
            <text:p>184.23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70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3926" calcext:value-type="float">
            <text:p>184.3926</text:p>
          </table:table-cell>
          <table:table-cell office:value-type="float" office:value="1878796837" calcext:value-type="float">
            <text:p>1878796837</text:p>
          </table:table-cell>
          <table:table-cell office:value-type="float" office:value="0" calcext:value-type="float">
            <text:p>0</text:p>
          </table:table-cell>
          <table:table-cell office:value-type="float" office:value="3758118" calcext:value-type="float">
            <text:p>375811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4056" calcext:value-type="float">
            <text:p>7405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68732.44" calcext:value-type="float">
            <text:p>10168732.4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31" calcext:value-type="float">
            <text:p>6.3331</text:p>
          </table:table-cell>
          <table:table-cell office:value-type="float" office:value="56.2072" calcext:value-type="float">
            <text:p>56.2072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89" calcext:value-type="float">
            <text:p>98.338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.8237" calcext:value-type="float">
            <text:p>54.8237</text:p>
          </table:table-cell>
          <table:table-cell office:value-type="float" office:value="26.8598" calcext:value-type="float">
            <text:p>26.8598</text:p>
          </table:table-cell>
          <table:table-cell office:value-type="float" office:value="0.1315" calcext:value-type="float">
            <text:p>0.1315</text:p>
          </table:table-cell>
          <table:table-cell office:value-type="float" office:value="2.4415" calcext:value-type="float">
            <text:p>2.4415</text:p>
          </table:table-cell>
          <table:table-cell office:value-type="float" office:value="0.9347" calcext:value-type="float">
            <text:p>0.9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975" calcext:value-type="float">
            <text:p>184.39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71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8442" calcext:value-type="float">
            <text:p>184.8442</text:p>
          </table:table-cell>
          <table:table-cell office:value-type="float" office:value="1881811744" calcext:value-type="float">
            <text:p>1881811744</text:p>
          </table:table-cell>
          <table:table-cell office:value-type="float" office:value="0" calcext:value-type="float">
            <text:p>0</text:p>
          </table:table-cell>
          <table:table-cell office:value-type="float" office:value="6773025" calcext:value-type="float">
            <text:p>6773025</text:p>
          </table:table-cell>
          <table:table-cell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5160" calcext:value-type="float">
            <text:p>75160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43887.72" calcext:value-type="float">
            <text:p>10143887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71" calcext:value-type="float">
            <text:p>6.3271</text:p>
          </table:table-cell>
          <table:table-cell office:value-type="float" office:value="56.0585" calcext:value-type="float">
            <text:p>56.0585</text:p>
          </table:table-cell>
          <table:table-cell office:value-type="float" office:value="0.6514" calcext:value-type="float">
            <text:p>0.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036" calcext:value-type="float">
            <text:p>98.003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.9672" calcext:value-type="float">
            <text:p>54.9672</text:p>
          </table:table-cell>
          <table:table-cell office:value-type="float" office:value="27.8605" calcext:value-type="float">
            <text:p>27.8605</text:p>
          </table:table-cell>
          <table:table-cell office:value-type="float" office:value="0.2299" calcext:value-type="float">
            <text:p>0.2299</text:p>
          </table:table-cell>
          <table:table-cell office:value-type="float" office:value="2.4348" calcext:value-type="float">
            <text:p>2.4348</text:p>
          </table:table-cell>
          <table:table-cell office:value-type="float" office:value="0.9332" calcext:value-type="float">
            <text:p>0.9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491" calcext:value-type="float">
            <text:p>184.84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D72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.5662" calcext:value-type="float">
            <text:p>186.5662</text:p>
          </table:table-cell>
          <table:table-cell office:value-type="float" office:value="1889661030" calcext:value-type="float">
            <text:p>1889661030</text:p>
          </table:table-cell>
          <table:table-cell office:value-type="float" office:value="0" calcext:value-type="float">
            <text:p>0</text:p>
          </table:table-cell>
          <table:table-cell office:value-type="float" office:value="14622311" calcext:value-type="float">
            <text:p>14622311</text:p>
          </table:table-cell>
          <table:table-cell office:value-type="float" office:value="0" calcext:value-type="float">
            <text:p>0</text:p>
          </table:table-cell>
          <table:table-cell office:value-type="float" office:value="99.22" calcext:value-type="float">
            <text:p>9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76016" calcext:value-type="float">
            <text:p>76016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050257.64" calcext:value-type="float">
            <text:p>10050257.6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23" calcext:value-type="float">
            <text:p>6.3323</text:p>
          </table:table-cell>
          <table:table-cell office:value-type="float" office:value="56.1194" calcext:value-type="float">
            <text:p>56.1194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871" calcext:value-type="float">
            <text:p>97.987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5.0836" calcext:value-type="float">
            <text:p>55.0836</text:p>
          </table:table-cell>
          <table:table-cell office:value-type="float" office:value="29.6801" calcext:value-type="float">
            <text:p>29.6801</text:p>
          </table:table-cell>
          <table:table-cell office:value-type="float" office:value="0.4839" calcext:value-type="float">
            <text:p>0.4839</text:p>
          </table:table-cell>
          <table:table-cell office:value-type="float" office:value="2.4379" calcext:value-type="float">
            <text:p>2.4379</text:p>
          </table:table-cell>
          <table:table-cell office:value-type="float" office:value="0.9318" calcext:value-type="float">
            <text:p>0.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5712" calcext:value-type="float">
            <text:p>186.57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3]/32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1.2018" calcext:value-type="float">
            <text:p>201.2018</text:p>
          </table:table-cell>
          <table:table-cell office:value-type="float" office:value="1880451203" calcext:value-type="float">
            <text:p>1880451203</text:p>
          </table:table-cell>
          <table:table-cell office:value-type="float" office:value="0" calcext:value-type="float">
            <text:p>0</text:p>
          </table:table-cell>
          <table:table-cell office:value-type="float" office:value="5412484" calcext:value-type="float">
            <text:p>5412484</text:p>
          </table:table-cell>
          <table:table-cell office:value-type="float" office:value="0" calcext:value-type="float">
            <text:p>0</text:p>
          </table:table-cell>
          <table:table-cell office:value-type="float" office:value="99.71" calcext:value-type="float">
            <text:p>9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23467" calcext:value-type="float">
            <text:p>12346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319192.93" calcext:value-type="float">
            <text:p>9319192.9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55558" calcext:value-type="float">
            <text:p>145555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76" calcext:value-type="float">
            <text:p>6.3376</text:p>
          </table:table-cell>
          <table:table-cell office:value-type="float" office:value="55.8939" calcext:value-type="float">
            <text:p>55.8939</text:p>
          </table:table-cell>
          <table:table-cell office:value-type="float" office:value="0.5789" calcext:value-type="float">
            <text:p>0.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332" calcext:value-type="float">
            <text:p>98.433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2.3087" calcext:value-type="float">
            <text:p>72.3087</text:p>
          </table:table-cell>
          <table:table-cell office:value-type="float" office:value="26.2748" calcext:value-type="float">
            <text:p>26.2748</text:p>
          </table:table-cell>
          <table:table-cell office:value-type="float" office:value="0.1983" calcext:value-type="float">
            <text:p>0.1983</text:p>
          </table:table-cell>
          <table:table-cell office:value-type="float" office:value="2.4319" calcext:value-type="float">
            <text:p>2.4319</text:p>
          </table:table-cell>
          <table:table-cell office:value-type="float" office:value="1.1179" calcext:value-type="float">
            <text:p>1.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2072" calcext:value-type="float">
            <text:p>201.20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4]/3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1.3294" calcext:value-type="float">
            <text:p>201.3294</text:p>
          </table:table-cell>
          <table:table-cell office:value-type="float" office:value="1878714827" calcext:value-type="float">
            <text:p>1878714827</text:p>
          </table:table-cell>
          <table:table-cell office:value-type="float" office:value="0" calcext:value-type="float">
            <text:p>0</text:p>
          </table:table-cell>
          <table:table-cell office:value-type="float" office:value="3676108" calcext:value-type="float">
            <text:p>3676108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4907" calcext:value-type="float">
            <text:p>13490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313289.83" calcext:value-type="float">
            <text:p>9313289.8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71595" calcext:value-type="float">
            <text:p>14715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63" calcext:value-type="float">
            <text:p>6.3163</text:p>
          </table:table-cell>
          <table:table-cell office:value-type="float" office:value="56.1772" calcext:value-type="float">
            <text:p>56.1772</text:p>
          </table:table-cell>
          <table:table-cell office:value-type="float" office:value="0.5506" calcext:value-type="float">
            <text:p>0.5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922" calcext:value-type="float">
            <text:p>98.99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2.1991" calcext:value-type="float">
            <text:p>72.1991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0.1363" calcext:value-type="float">
            <text:p>0.1363</text:p>
          </table:table-cell>
          <table:table-cell office:value-type="float" office:value="2.4033" calcext:value-type="float">
            <text:p>2.4033</text:p>
          </table:table-cell>
          <table:table-cell office:value-type="float" office:value="1.1175" calcext:value-type="float">
            <text:p>1.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3347" calcext:value-type="float">
            <text:p>201.33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5]/3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1.5821" calcext:value-type="float">
            <text:p>201.5821</text:p>
          </table:table-cell>
          <table:table-cell office:value-type="float" office:value="1877629007" calcext:value-type="float">
            <text:p>1877629007</text:p>
          </table:table-cell>
          <table:table-cell office:value-type="float" office:value="0" calcext:value-type="float">
            <text:p>0</text:p>
          </table:table-cell>
          <table:table-cell office:value-type="float" office:value="2590288" calcext:value-type="float">
            <text:p>2590288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4931" calcext:value-type="float">
            <text:p>154931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301614.94" calcext:value-type="float">
            <text:p>9301614.9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03667" calcext:value-type="float">
            <text:p>150366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757" calcext:value-type="float">
            <text:p>6.3757</text:p>
          </table:table-cell>
          <table:table-cell office:value-type="float" office:value="56.3698" calcext:value-type="float">
            <text:p>56.3698</text:p>
          </table:table-cell>
          <table:table-cell office:value-type="float" office:value="0.5073" calcext:value-type="float">
            <text:p>0.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766" calcext:value-type="float">
            <text:p>99.47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2.4074" calcext:value-type="float">
            <text:p>72.4074</text:p>
          </table:table-cell>
          <table:table-cell office:value-type="float" office:value="24.9223" calcext:value-type="float">
            <text:p>24.9223</text:p>
          </table:table-cell>
          <table:table-cell office:value-type="float" office:value="0.1071" calcext:value-type="float">
            <text:p>0.1071</text:p>
          </table:table-cell>
          <table:table-cell office:value-type="float" office:value="2.4041" calcext:value-type="float">
            <text:p>2.4041</text:p>
          </table:table-cell>
          <table:table-cell office:value-type="float" office:value="1.0887" calcext:value-type="float">
            <text:p>1.0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874" calcext:value-type="float">
            <text:p>201.58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6]/3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2.3913" calcext:value-type="float">
            <text:p>202.3913</text:p>
          </table:table-cell>
          <table:table-cell office:value-type="float" office:value="1887631727" calcext:value-type="float">
            <text:p>1887631727</text:p>
          </table:table-cell>
          <table:table-cell office:value-type="float" office:value="0" calcext:value-type="float">
            <text:p>0</text:p>
          </table:table-cell>
          <table:table-cell office:value-type="float" office:value="12593008" calcext:value-type="float">
            <text:p>12593008</text:p>
          </table:table-cell>
          <table:table-cell office:value-type="float" office:value="0" calcext:value-type="float">
            <text:p>0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0248" calcext:value-type="float">
            <text:p>13024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264421.91" calcext:value-type="float">
            <text:p>9264421.9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891" calcext:value-type="float">
            <text:p>6.2891</text:p>
          </table:table-cell>
          <table:table-cell office:value-type="float" office:value="56.8036" calcext:value-type="float">
            <text:p>56.8036</text:p>
          </table:table-cell>
          <table:table-cell office:value-type="float" office:value="0.6085" calcext:value-type="float">
            <text:p>0.6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469" calcext:value-type="float">
            <text:p>99.446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2.9515" calcext:value-type="float">
            <text:p>72.9515</text:p>
          </table:table-cell>
          <table:table-cell office:value-type="float" office:value="27.2151" calcext:value-type="float">
            <text:p>27.2151</text:p>
          </table:table-cell>
          <table:table-cell office:value-type="float" office:value="0.4511" calcext:value-type="float">
            <text:p>0.4511</text:p>
          </table:table-cell>
          <table:table-cell office:value-type="float" office:value="2.4177" calcext:value-type="float">
            <text:p>2.4177</text:p>
          </table:table-cell>
          <table:table-cell office:value-type="float" office:value="1.1174" calcext:value-type="float">
            <text:p>1.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3967" calcext:value-type="float">
            <text:p>202.39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7]/3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2.453" calcext:value-type="float">
            <text:p>202.453</text:p>
          </table:table-cell>
          <table:table-cell office:value-type="float" office:value="1876804054" calcext:value-type="float">
            <text:p>1876804054</text:p>
          </table:table-cell>
          <table:table-cell office:value-type="float" office:value="0" calcext:value-type="float">
            <text:p>0</text:p>
          </table:table-cell>
          <table:table-cell office:value-type="float" office:value="1765335" calcext:value-type="float">
            <text:p>1765335</text:p>
          </table:table-cell>
          <table:table-cell office:value-type="float" office:value="0" calcext:value-type="float">
            <text:p>0</text:p>
          </table:table-cell>
          <table:table-cell office:value-type="float" office:value="99.91" calcext:value-type="float">
            <text:p>9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65947" calcext:value-type="float">
            <text:p>165947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261598.15" calcext:value-type="float">
            <text:p>9261598.1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567812" calcext:value-type="float">
            <text:p>15678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4856" calcext:value-type="float">
            <text:p>6.4856</text:p>
          </table:table-cell>
          <table:table-cell office:value-type="float" office:value="56.6471" calcext:value-type="float">
            <text:p>56.6471</text:p>
          </table:table-cell>
          <table:table-cell office:value-type="float" office:value="0.4652" calcext:value-type="float">
            <text:p>0.4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2931" calcext:value-type="float">
            <text:p>100.293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72.6195" calcext:value-type="float">
            <text:p>72.6195</text:p>
          </table:table-cell>
          <table:table-cell office:value-type="float" office:value="24.3961" calcext:value-type="float">
            <text:p>24.3961</text:p>
          </table:table-cell>
          <table:table-cell office:value-type="float" office:value="0.0749" calcext:value-type="float">
            <text:p>0.0749</text:p>
          </table:table-cell>
          <table:table-cell office:value-type="float" office:value="2.3626" calcext:value-type="float">
            <text:p>2.3626</text:p>
          </table:table-cell>
          <table:table-cell office:value-type="float" office:value="1.0999" calcext:value-type="float">
            <text:p>1.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4584" calcext:value-type="float">
            <text:p>202.45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8]/3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3.0856" calcext:value-type="float">
            <text:p>203.0856</text:p>
          </table:table-cell>
          <table:table-cell office:value-type="float" office:value="1897453805" calcext:value-type="float">
            <text:p>1897453805</text:p>
          </table:table-cell>
          <table:table-cell office:value-type="float" office:value="0" calcext:value-type="float">
            <text:p>0</text:p>
          </table:table-cell>
          <table:table-cell office:value-type="float" office:value="22415086" calcext:value-type="float">
            <text:p>22415086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2389" calcext:value-type="float">
            <text:p>132389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232749.03" calcext:value-type="float">
            <text:p>9232749.0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3531" calcext:value-type="float">
            <text:p>14435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71" calcext:value-type="float">
            <text:p>6.3071</text:p>
          </table:table-cell>
          <table:table-cell office:value-type="float" office:value="55.9822" calcext:value-type="float">
            <text:p>55.9822</text:p>
          </table:table-cell>
          <table:table-cell office:value-type="float" office:value="0.6188" calcext:value-type="float">
            <text:p>0.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1696" calcext:value-type="float">
            <text:p>98.169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72.9392" calcext:value-type="float">
            <text:p>72.9392</text:p>
          </table:table-cell>
          <table:table-cell office:value-type="float" office:value="28.1373" calcext:value-type="float">
            <text:p>28.1373</text:p>
          </table:table-cell>
          <table:table-cell office:value-type="float" office:value="0.7653" calcext:value-type="float">
            <text:p>0.7653</text:p>
          </table:table-cell>
          <table:table-cell office:value-type="float" office:value="2.4113" calcext:value-type="float">
            <text:p>2.4113</text:p>
          </table:table-cell>
          <table:table-cell office:value-type="float" office:value="1.0989" calcext:value-type="float">
            <text:p>1.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091" calcext:value-type="float">
            <text:p>203.0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D79]/3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07.0606" calcext:value-type="float">
            <text:p>207.0606</text:p>
          </table:table-cell>
          <table:table-cell office:value-type="float" office:value="1924637951" calcext:value-type="float">
            <text:p>1924637951</text:p>
          </table:table-cell>
          <table:table-cell office:value-type="float" office:value="0" calcext:value-type="float">
            <text:p>0</text:p>
          </table:table-cell>
          <table:table-cell office:value-type="float" office:value="49599232" calcext:value-type="float">
            <text:p>49599232</text:p>
          </table:table-cell>
          <table:table-cell office:value-type="float" office:value="0" calcext:value-type="float">
            <text:p>0</text:p>
          </table:table-cell>
          <table:table-cell office:value-type="float" office:value="97.35" calcext:value-type="float">
            <text:p>9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33368" calcext:value-type="float">
            <text:p>133368</text:p>
          </table:table-cell>
          <table:table-cell office:value-type="float" office:value="0" calcext:value-type="float">
            <text:p>0</text:p>
          </table:table-cell>
          <table:table-cell office:value-type="float" office:value="128032" calcext:value-type="float">
            <text:p>128032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055507.99" calcext:value-type="float">
            <text:p>9055507.9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1527" calcext:value-type="float">
            <text:p>144152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4" calcext:value-type="float">
            <text:p>6.304</text:p>
          </table:table-cell>
          <table:table-cell office:value-type="float" office:value="56.6474" calcext:value-type="float">
            <text:p>56.6474</text:p>
          </table:table-cell>
          <table:table-cell office:value-type="float" office:value="0.6688" calcext:value-type="float">
            <text:p>0.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675" calcext:value-type="float">
            <text:p>98.867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74.3368" calcext:value-type="float">
            <text:p>74.3368</text:p>
          </table:table-cell>
          <table:table-cell office:value-type="float" office:value="29.9744" calcext:value-type="float">
            <text:p>29.9744</text:p>
          </table:table-cell>
          <table:table-cell office:value-type="float" office:value="1.7786" calcext:value-type="float">
            <text:p>1.7786</text:p>
          </table:table-cell>
          <table:table-cell office:value-type="float" office:value="2.4289" calcext:value-type="float">
            <text:p>2.4289</text:p>
          </table:table-cell>
          <table:table-cell office:value-type="float" office:value="1.0879" calcext:value-type="float">
            <text:p>1.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0661" calcext:value-type="float">
            <text:p>207.0661</text:p>
          </table:table-cell>
        </table:table-row>
      </table:table>
      <table:named-expressions/>
      <table:database-ranges>
        <table:database-range table:name="__Anonymous_Sheet_DB__0" table:target-range-address="ross.A1:ross.BE79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23:27:39.577776974</dc:date>
    <dc:creator>Elkin Cruz</dc:creator>
    <meta:editing-duration>PT23M35S</meta:editing-duration>
    <meta:editing-cycles>1</meta:editing-cycles>
    <meta:document-statistic meta:table-count="1" meta:cell-count="4503" meta:object-count="0"/>
    <meta:generator>LibreOffice/7.4.1.2$Linux_X86_64 LibreOffice_project/40$Build-2</meta:generator>
  </office:meta>
</office:document-meta>
</file>